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76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122.7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37.4pt"/>
    </style:style>
    <style:style style:name="co6" style:family="table-column">
      <style:table-column-properties fo:break-before="auto" style:column-width="122.2pt"/>
    </style:style>
    <style:style style:name="co7" style:family="table-column">
      <style:table-column-properties fo:break-before="auto" style:column-width="65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1"/>
    <style:style style:name="ce4" style:family="table-cell" style:parent-style-name="Default" style:data-style-name="N100"/>
    <style:style style:name="ce5" style:family="table-cell" style:parent-style-name="Default" style:data-style-name="N0"/>
  </office:automatic-styles>
  <office:body>
    <office:spreadsheet>
      <table:calculation-settings table:automatic-find-labels="false"/>
      <table:table table:name="measurements_Alone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amera publication time</text:p>
          </table:table-cell>
          <table:covered-table-cell table:number-columns-repeated="2" table:style-name="ce2"/>
          <table:table-cell table:style-name="ce2"/>
          <table:table-cell table:style-name="ce1" office:value-type="string" calcext:value-type="string" table:number-columns-spanned="2" table:number-rows-spanned="1">
            <text:p>distance_time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ns</text:p>
          </table:table-cell>
          <table:table-cell table:style-name="ce2" table:number-columns-repeated="2"/>
          <table:table-cell table:style-name="ce2" office:value-type="string" calcext:value-type="string">
            <text:p>%time</text:p>
          </table:table-cell>
          <table:table-cell table:style-name="ce2" office:value-type="string" calcext:value-type="string">
            <text:p>field.data</text:p>
          </table:table-cell>
          <table:table-cell table:number-columns-repeated="3"/>
        </table:table-row>
        <table:table-row table:style-name="ro1">
          <table:table-cell office:value-type="float" office:value="1593078159" calcext:value-type="float">
            <text:p>1593078159</text:p>
          </table:table-cell>
          <table:table-cell office:value-type="float" office:value="556086141" calcext:value-type="float">
            <text:p>556086141</text:p>
          </table:table-cell>
          <table:table-cell table:formula="of:=[.A3]*10^9+[.B3]" office:value-type="float" office:value="1.59307815955609E+018" calcext:value-type="float">
            <text:p>1.59E+18</text:p>
          </table:table-cell>
          <table:table-cell/>
          <table:table-cell table:style-name="Default" table:number-columns-repeated="2"/>
          <table:table-cell table:number-columns-repeated="2"/>
          <table:table-cell table:style-name="ce5"/>
        </table:table-row>
        <table:table-row table:style-name="ro1">
          <table:table-cell office:value-type="float" office:value="1593078160" calcext:value-type="float">
            <text:p>1593078160</text:p>
          </table:table-cell>
          <table:table-cell office:value-type="float" office:value="132586507" calcext:value-type="float">
            <text:p>132586507</text:p>
          </table:table-cell>
          <table:table-cell table:formula="of:=[.A4]*10^9+[.B4]" office:value-type="float" office:value="1.59307816013259E+018" calcext:value-type="float">
            <text:p>1.59E+18</text:p>
          </table:table-cell>
          <table:table-cell/>
          <table:table-cell office:value-type="string" calcext:value-type="string">
            <text:p>1593078160402149915</text:p>
          </table:table-cell>
          <table:table-cell office:value-type="string" calcext:value-type="string">
            <text:p>1593078160399840116</text:p>
          </table:table-cell>
          <table:table-cell table:formula="of:=([.F4]-[.C4])*10^-6" office:value-type="float" office:value="267.253504" calcext:value-type="float">
            <text:p>267.253504</text:p>
          </table:table-cell>
          <table:table-cell table:number-columns-repeated="2"/>
        </table:table-row>
        <table:table-row table:style-name="ro1">
          <table:table-cell office:value-type="float" office:value="1593078161" calcext:value-type="float">
            <text:p>1593078161</text:p>
          </table:table-cell>
          <table:table-cell office:value-type="float" office:value="132814396" calcext:value-type="float">
            <text:p>132814396</text:p>
          </table:table-cell>
          <table:table-cell table:formula="of:=[.A5]*10^9+[.B5]" office:value-type="float" office:value="1.59307816113281E+018" calcext:value-type="float">
            <text:p>1.59E+18</text:p>
          </table:table-cell>
          <table:table-cell/>
          <table:table-cell office:value-type="string" calcext:value-type="string">
            <text:p>1593078161267014980</text:p>
          </table:table-cell>
          <table:table-cell office:value-type="string" calcext:value-type="string">
            <text:p>1593078161265763044</text:p>
          </table:table-cell>
          <table:table-cell table:formula="of:=([.F5]-[.C5])*10^-6" office:value-type="float" office:value="132.94848" calcext:value-type="float">
            <text:p>132.94848</text:p>
          </table:table-cell>
          <table:table-cell table:number-columns-repeated="2"/>
        </table:table-row>
        <table:table-row table:style-name="ro1">
          <table:table-cell office:value-type="float" office:value="1593078162" calcext:value-type="float">
            <text:p>1593078162</text:p>
          </table:table-cell>
          <table:table-cell office:value-type="float" office:value="131675963" calcext:value-type="float">
            <text:p>131675963</text:p>
          </table:table-cell>
          <table:table-cell table:formula="of:=[.A6]*10^9+[.B6]" office:value-type="float" office:value="1.59307816213168E+018" calcext:value-type="float">
            <text:p>1.59E+18</text:p>
          </table:table-cell>
          <table:table-cell/>
          <table:table-cell office:value-type="string" calcext:value-type="string">
            <text:p>1593078162248723030</text:p>
          </table:table-cell>
          <table:table-cell office:value-type="string" calcext:value-type="string">
            <text:p>1593078162247502088</text:p>
          </table:table-cell>
          <table:table-cell table:formula="of:=([.F6]-[.C6])*10^-6" office:value-type="float" office:value="115.826176" calcext:value-type="float">
            <text:p>115.826176</text:p>
          </table:table-cell>
          <table:table-cell table:number-columns-repeated="2"/>
        </table:table-row>
        <table:table-row table:style-name="ro1">
          <table:table-cell office:value-type="float" office:value="1593078163" calcext:value-type="float">
            <text:p>1593078163</text:p>
          </table:table-cell>
          <table:table-cell office:value-type="float" office:value="131906114" calcext:value-type="float">
            <text:p>131906114</text:p>
          </table:table-cell>
          <table:table-cell table:formula="of:=[.A7]*10^9+[.B7]" office:value-type="float" office:value="1.59307816313191E+018" calcext:value-type="float">
            <text:p>1.59E+18</text:p>
          </table:table-cell>
          <table:table-cell/>
          <table:table-cell office:value-type="string" calcext:value-type="string">
            <text:p>1593078163245814085</text:p>
          </table:table-cell>
          <table:table-cell office:value-type="string" calcext:value-type="string">
            <text:p>1593078163244024038</text:p>
          </table:table-cell>
          <table:table-cell table:formula="of:=([.F7]-[.C7])*10^-6" office:value-type="float" office:value="112.118016" calcext:value-type="float">
            <text:p>112.118016</text:p>
          </table:table-cell>
          <table:table-cell table:number-columns-repeated="2"/>
        </table:table-row>
        <table:table-row table:style-name="ro1">
          <table:table-cell office:value-type="float" office:value="1593078164" calcext:value-type="float">
            <text:p>1593078164</text:p>
          </table:table-cell>
          <table:table-cell office:value-type="float" office:value="131162196" calcext:value-type="float">
            <text:p>131162196</text:p>
          </table:table-cell>
          <table:table-cell table:formula="of:=[.A8]*10^9+[.B8]" office:value-type="float" office:value="1.59307816413116E+018" calcext:value-type="float">
            <text:p>1.59E+18</text:p>
          </table:table-cell>
          <table:table-cell/>
          <table:table-cell office:value-type="string" calcext:value-type="string">
            <text:p>1593078164252687931</text:p>
          </table:table-cell>
          <table:table-cell office:value-type="string" calcext:value-type="string">
            <text:p>1593078164251975059</text:p>
          </table:table-cell>
          <table:table-cell table:formula="of:=([.F8]-[.C8])*10^-6" office:value-type="float" office:value="120.813056" calcext:value-type="float">
            <text:p>120.813056</text:p>
          </table:table-cell>
          <table:table-cell table:number-columns-repeated="2"/>
        </table:table-row>
        <table:table-row table:style-name="ro1">
          <table:table-cell office:value-type="float" office:value="1593078165" calcext:value-type="float">
            <text:p>1593078165</text:p>
          </table:table-cell>
          <table:table-cell office:value-type="float" office:value="131751716" calcext:value-type="float">
            <text:p>131751716</text:p>
          </table:table-cell>
          <table:table-cell table:formula="of:=[.A9]*10^9+[.B9]" office:value-type="float" office:value="1.59307816513175E+018" calcext:value-type="float">
            <text:p>1.59E+18</text:p>
          </table:table-cell>
          <table:table-cell/>
          <table:table-cell office:value-type="string" calcext:value-type="string">
            <text:p>1593078165246686935</text:p>
          </table:table-cell>
          <table:table-cell office:value-type="string" calcext:value-type="string">
            <text:p>1593078165245589017</text:p>
          </table:table-cell>
          <table:table-cell table:formula="of:=([.F9]-[.C9])*10^-6" office:value-type="float" office:value="113.837312" calcext:value-type="float">
            <text:p>113.837312</text:p>
          </table:table-cell>
          <table:table-cell table:number-columns-repeated="2"/>
        </table:table-row>
        <table:table-row table:style-name="ro1">
          <table:table-cell office:value-type="float" office:value="1593078166" calcext:value-type="float">
            <text:p>1593078166</text:p>
          </table:table-cell>
          <table:table-cell office:value-type="float" office:value="131460740" calcext:value-type="float">
            <text:p>131460740</text:p>
          </table:table-cell>
          <table:table-cell table:formula="of:=[.A10]*10^9+[.B10]" office:value-type="float" office:value="1.59307816613146E+018" calcext:value-type="float">
            <text:p>1.59E+18</text:p>
          </table:table-cell>
          <table:table-cell/>
          <table:table-cell office:value-type="string" calcext:value-type="string">
            <text:p>1593078166229718923</text:p>
          </table:table-cell>
          <table:table-cell office:value-type="string" calcext:value-type="string">
            <text:p>1593078166229130983</text:p>
          </table:table-cell>
          <table:table-cell table:formula="of:=([.F10]-[.C10])*10^-6" office:value-type="float" office:value="97.669888" calcext:value-type="float">
            <text:p>97.669888</text:p>
          </table:table-cell>
          <table:table-cell table:number-columns-repeated="2"/>
        </table:table-row>
        <table:table-row table:style-name="ro1">
          <table:table-cell office:value-type="float" office:value="1593078167" calcext:value-type="float">
            <text:p>1593078167</text:p>
          </table:table-cell>
          <table:table-cell office:value-type="float" office:value="131579546" calcext:value-type="float">
            <text:p>131579546</text:p>
          </table:table-cell>
          <table:table-cell table:formula="of:=[.A11]*10^9+[.B11]" office:value-type="float" office:value="1.59307816713158E+018" calcext:value-type="float">
            <text:p>1.59E+18</text:p>
          </table:table-cell>
          <table:table-cell/>
          <table:table-cell office:value-type="string" calcext:value-type="string">
            <text:p>1593078167233354091</text:p>
          </table:table-cell>
          <table:table-cell office:value-type="string" calcext:value-type="string">
            <text:p>1593078167232806921</text:p>
          </table:table-cell>
          <table:table-cell table:formula="of:=([.F11]-[.C11])*10^-6" office:value-type="float" office:value="101.227008" calcext:value-type="float">
            <text:p>101.227008</text:p>
          </table:table-cell>
          <table:table-cell table:number-columns-repeated="2"/>
        </table:table-row>
        <table:table-row table:style-name="ro1">
          <table:table-cell office:value-type="float" office:value="1593078168" calcext:value-type="float">
            <text:p>1593078168</text:p>
          </table:table-cell>
          <table:table-cell office:value-type="float" office:value="131595346" calcext:value-type="float">
            <text:p>131595346</text:p>
          </table:table-cell>
          <table:table-cell table:formula="of:=[.A12]*10^9+[.B12]" office:value-type="float" office:value="1.5930781681316E+018" calcext:value-type="float">
            <text:p>1.59E+18</text:p>
          </table:table-cell>
          <table:table-cell/>
          <table:table-cell office:value-type="string" calcext:value-type="string">
            <text:p>1593078168229320049</text:p>
          </table:table-cell>
          <table:table-cell office:value-type="string" calcext:value-type="string">
            <text:p>1593078168228774070</text:p>
          </table:table-cell>
          <table:table-cell table:formula="of:=([.F12]-[.C12])*10^-6" office:value-type="float" office:value="97.17888" calcext:value-type="float">
            <text:p>97.17888</text:p>
          </table:table-cell>
          <table:table-cell table:number-columns-repeated="2"/>
        </table:table-row>
        <table:table-row table:style-name="ro1">
          <table:table-cell office:value-type="float" office:value="1593078169" calcext:value-type="float">
            <text:p>1593078169</text:p>
          </table:table-cell>
          <table:table-cell office:value-type="float" office:value="131475678" calcext:value-type="float">
            <text:p>131475678</text:p>
          </table:table-cell>
          <table:table-cell table:formula="of:=[.A13]*10^9+[.B13]" office:value-type="float" office:value="1.59307816913148E+018" calcext:value-type="float">
            <text:p>1.59E+18</text:p>
          </table:table-cell>
          <table:table-cell/>
          <table:table-cell office:value-type="string" calcext:value-type="string">
            <text:p>1593078169235375881</text:p>
          </table:table-cell>
          <table:table-cell office:value-type="string" calcext:value-type="string">
            <text:p>1593078169234057903</text:p>
          </table:table-cell>
          <table:table-cell table:formula="of:=([.F13]-[.C13])*10^-6" office:value-type="float" office:value="102.582272" calcext:value-type="float">
            <text:p>102.582272</text:p>
          </table:table-cell>
          <table:table-cell table:number-columns-repeated="2"/>
        </table:table-row>
        <table:table-row table:style-name="ro1">
          <table:table-cell office:value-type="float" office:value="1593078170" calcext:value-type="float">
            <text:p>1593078170</text:p>
          </table:table-cell>
          <table:table-cell office:value-type="float" office:value="131615479" calcext:value-type="float">
            <text:p>131615479</text:p>
          </table:table-cell>
          <table:table-cell table:formula="of:=[.A14]*10^9+[.B14]" office:value-type="float" office:value="1.59307817013162E+018" calcext:value-type="float">
            <text:p>1.59E+18</text:p>
          </table:table-cell>
          <table:table-cell/>
          <table:table-cell office:value-type="string" calcext:value-type="string">
            <text:p>1593078170227454900</text:p>
          </table:table-cell>
          <table:table-cell office:value-type="string" calcext:value-type="string">
            <text:p>1593078170226912021</text:p>
          </table:table-cell>
          <table:table-cell table:formula="of:=([.F14]-[.C14])*10^-6" office:value-type="float" office:value="95.296512" calcext:value-type="float">
            <text:p>95.296512</text:p>
          </table:table-cell>
          <table:table-cell table:number-columns-repeated="2"/>
        </table:table-row>
        <table:table-row table:style-name="ro1">
          <table:table-cell office:value-type="float" office:value="1593078171" calcext:value-type="float">
            <text:p>1593078171</text:p>
          </table:table-cell>
          <table:table-cell office:value-type="float" office:value="131943752" calcext:value-type="float">
            <text:p>131943752</text:p>
          </table:table-cell>
          <table:table-cell table:formula="of:=[.A15]*10^9+[.B15]" office:value-type="float" office:value="1.59307817113194E+018" calcext:value-type="float">
            <text:p>1.59E+18</text:p>
          </table:table-cell>
          <table:table-cell/>
          <table:table-cell office:value-type="string" calcext:value-type="string">
            <text:p>1593078171228435993</text:p>
          </table:table-cell>
          <table:table-cell office:value-type="string" calcext:value-type="string">
            <text:p>1593078171227835893</text:p>
          </table:table-cell>
          <table:table-cell table:formula="of:=([.F15]-[.C15])*10^-6" office:value-type="float" office:value="95.892224" calcext:value-type="float">
            <text:p>95.892224</text:p>
          </table:table-cell>
          <table:table-cell table:number-columns-repeated="2"/>
        </table:table-row>
        <table:table-row table:style-name="ro1">
          <table:table-cell office:value-type="float" office:value="1593078172" calcext:value-type="float">
            <text:p>1593078172</text:p>
          </table:table-cell>
          <table:table-cell office:value-type="float" office:value="131605971" calcext:value-type="float">
            <text:p>131605971</text:p>
          </table:table-cell>
          <table:table-cell table:formula="of:=[.A16]*10^9+[.B16]" office:value-type="float" office:value="1.59307817213161E+018" calcext:value-type="float">
            <text:p>1.59E+18</text:p>
          </table:table-cell>
          <table:table-cell/>
          <table:table-cell office:value-type="string" calcext:value-type="string">
            <text:p>1593078172236479997</text:p>
          </table:table-cell>
          <table:table-cell office:value-type="string" calcext:value-type="string">
            <text:p>1593078172235766887</text:p>
          </table:table-cell>
          <table:table-cell table:formula="of:=([.F16]-[.C16])*10^-6" office:value-type="float" office:value="104.160768" calcext:value-type="float">
            <text:p>104.160768</text:p>
          </table:table-cell>
          <table:table-cell table:number-columns-repeated="2"/>
        </table:table-row>
        <table:table-row table:style-name="ro1">
          <table:table-cell office:value-type="float" office:value="1593078173" calcext:value-type="float">
            <text:p>1593078173</text:p>
          </table:table-cell>
          <table:table-cell office:value-type="float" office:value="131649565" calcext:value-type="float">
            <text:p>131649565</text:p>
          </table:table-cell>
          <table:table-cell table:formula="of:=[.A17]*10^9+[.B17]" office:value-type="float" office:value="1.59307817313165E+018" calcext:value-type="float">
            <text:p>1.59E+18</text:p>
          </table:table-cell>
          <table:table-cell/>
          <table:table-cell office:value-type="string" calcext:value-type="string">
            <text:p>1593078173223608016</text:p>
          </table:table-cell>
          <table:table-cell office:value-type="string" calcext:value-type="string">
            <text:p>1593078173223009109</text:p>
          </table:table-cell>
          <table:table-cell table:formula="of:=([.F17]-[.C17])*10^-6" office:value-type="float" office:value="91.359744" calcext:value-type="float">
            <text:p>91.359744</text:p>
          </table:table-cell>
          <table:table-cell table:number-columns-repeated="2"/>
        </table:table-row>
        <table:table-row table:style-name="ro1">
          <table:table-cell office:value-type="float" office:value="1593078174" calcext:value-type="float">
            <text:p>1593078174</text:p>
          </table:table-cell>
          <table:table-cell office:value-type="float" office:value="131454063" calcext:value-type="float">
            <text:p>131454063</text:p>
          </table:table-cell>
          <table:table-cell table:formula="of:=[.A18]*10^9+[.B18]" office:value-type="float" office:value="1.59307817413145E+018" calcext:value-type="float">
            <text:p>1.59E+18</text:p>
          </table:table-cell>
          <table:table-cell/>
          <table:table-cell office:value-type="string" calcext:value-type="string">
            <text:p>1593078174231224060</text:p>
          </table:table-cell>
          <table:table-cell office:value-type="string" calcext:value-type="string">
            <text:p>1593078174230222940</text:p>
          </table:table-cell>
          <table:table-cell table:formula="of:=([.F18]-[.C18])*10^-6" office:value-type="float" office:value="98.768896" calcext:value-type="float">
            <text:p>98.768896</text:p>
          </table:table-cell>
          <table:table-cell table:number-columns-repeated="2"/>
        </table:table-row>
        <table:table-row table:style-name="ro1">
          <table:table-cell office:value-type="float" office:value="1593078175" calcext:value-type="float">
            <text:p>1593078175</text:p>
          </table:table-cell>
          <table:table-cell office:value-type="float" office:value="131602400" calcext:value-type="float">
            <text:p>131602400</text:p>
          </table:table-cell>
          <table:table-cell table:formula="of:=[.A19]*10^9+[.B19]" office:value-type="float" office:value="1.5930781751316E+018" calcext:value-type="float">
            <text:p>1.59E+18</text:p>
          </table:table-cell>
          <table:table-cell/>
          <table:table-cell office:value-type="string" calcext:value-type="string">
            <text:p>1593078175230668067</text:p>
          </table:table-cell>
          <table:table-cell office:value-type="string" calcext:value-type="string">
            <text:p>1593078175229573011</text:p>
          </table:table-cell>
          <table:table-cell table:formula="of:=([.F19]-[.C19])*10^-6" office:value-type="float" office:value="97.970688" calcext:value-type="float">
            <text:p>97.970688</text:p>
          </table:table-cell>
          <table:table-cell table:number-columns-repeated="2"/>
        </table:table-row>
        <table:table-row table:style-name="ro1">
          <table:table-cell office:value-type="float" office:value="1593078176" calcext:value-type="float">
            <text:p>1593078176</text:p>
          </table:table-cell>
          <table:table-cell office:value-type="float" office:value="131530954" calcext:value-type="float">
            <text:p>131530954</text:p>
          </table:table-cell>
          <table:table-cell table:formula="of:=[.A20]*10^9+[.B20]" office:value-type="float" office:value="1.59307817613153E+018" calcext:value-type="float">
            <text:p>1.59E+18</text:p>
          </table:table-cell>
          <table:table-cell/>
          <table:table-cell office:value-type="string" calcext:value-type="string">
            <text:p>1593078176232739925</text:p>
          </table:table-cell>
          <table:table-cell office:value-type="string" calcext:value-type="string">
            <text:p>1593078176232145071</text:p>
          </table:table-cell>
          <table:table-cell table:formula="of:=([.F20]-[.C20])*10^-6" office:value-type="float" office:value="100.613888" calcext:value-type="float">
            <text:p>100.613888</text:p>
          </table:table-cell>
          <table:table-cell table:number-columns-repeated="2"/>
        </table:table-row>
        <table:table-row table:style-name="ro1">
          <table:table-cell office:value-type="float" office:value="1593078177" calcext:value-type="float">
            <text:p>1593078177</text:p>
          </table:table-cell>
          <table:table-cell office:value-type="float" office:value="131648869" calcext:value-type="float">
            <text:p>131648869</text:p>
          </table:table-cell>
          <table:table-cell table:formula="of:=[.A21]*10^9+[.B21]" office:value-type="float" office:value="1.59307817713165E+018" calcext:value-type="float">
            <text:p>1.59E+18</text:p>
          </table:table-cell>
          <table:table-cell/>
          <table:table-cell office:value-type="string" calcext:value-type="string">
            <text:p>1593078177226243019</text:p>
          </table:table-cell>
          <table:table-cell office:value-type="string" calcext:value-type="string">
            <text:p>1593078177225506067</text:p>
          </table:table-cell>
          <table:table-cell table:formula="of:=([.F21]-[.C21])*10^-6" office:value-type="float" office:value="93.857024" calcext:value-type="float">
            <text:p>93.857024</text:p>
          </table:table-cell>
          <table:table-cell table:number-columns-repeated="2"/>
        </table:table-row>
        <table:table-row table:style-name="ro1">
          <table:table-cell office:value-type="float" office:value="1593078178" calcext:value-type="float">
            <text:p>1593078178</text:p>
          </table:table-cell>
          <table:table-cell office:value-type="float" office:value="131438336" calcext:value-type="float">
            <text:p>131438336</text:p>
          </table:table-cell>
          <table:table-cell table:formula="of:=[.A22]*10^9+[.B22]" office:value-type="float" office:value="1.59307817813144E+018" calcext:value-type="float">
            <text:p>1.59E+18</text:p>
          </table:table-cell>
          <table:table-cell/>
          <table:table-cell office:value-type="string" calcext:value-type="string">
            <text:p>1593078178228751897</text:p>
          </table:table-cell>
          <table:table-cell office:value-type="string" calcext:value-type="string">
            <text:p>1593078178227884054</text:p>
          </table:table-cell>
          <table:table-cell table:formula="of:=([.F22]-[.C22])*10^-6" office:value-type="float" office:value="96.445696" calcext:value-type="float">
            <text:p>96.445696</text:p>
          </table:table-cell>
          <table:table-cell table:number-columns-repeated="2"/>
        </table:table-row>
        <table:table-row table:style-name="ro1">
          <table:table-cell office:value-type="float" office:value="1593078179" calcext:value-type="float">
            <text:p>1593078179</text:p>
          </table:table-cell>
          <table:table-cell office:value-type="float" office:value="131760048" calcext:value-type="float">
            <text:p>131760048</text:p>
          </table:table-cell>
          <table:table-cell table:formula="of:=[.A23]*10^9+[.B23]" office:value-type="float" office:value="1.59307817913176E+018" calcext:value-type="float">
            <text:p>1.59E+18</text:p>
          </table:table-cell>
          <table:table-cell/>
          <table:table-cell office:value-type="string" calcext:value-type="string">
            <text:p>1593078179229213953</text:p>
          </table:table-cell>
          <table:table-cell office:value-type="string" calcext:value-type="string">
            <text:p>1593078179228660106</text:p>
          </table:table-cell>
          <table:table-cell table:formula="of:=([.F23]-[.C23])*10^-6" office:value-type="float" office:value="96.899584" calcext:value-type="float">
            <text:p>96.899584</text:p>
          </table:table-cell>
          <table:table-cell table:number-columns-repeated="2"/>
        </table:table-row>
        <table:table-row table:style-name="ro1">
          <table:table-cell office:value-type="float" office:value="1593078180" calcext:value-type="float">
            <text:p>1593078180</text:p>
          </table:table-cell>
          <table:table-cell office:value-type="float" office:value="131572185" calcext:value-type="float">
            <text:p>131572185</text:p>
          </table:table-cell>
          <table:table-cell table:formula="of:=[.A24]*10^9+[.B24]" office:value-type="float" office:value="1.59307818013157E+018" calcext:value-type="float">
            <text:p>1.59E+18</text:p>
          </table:table-cell>
          <table:table-cell/>
          <table:table-cell office:value-type="string" calcext:value-type="string">
            <text:p>1593078180239454030</text:p>
          </table:table-cell>
          <table:table-cell office:value-type="string" calcext:value-type="string">
            <text:p>1593078180238887071</text:p>
          </table:table-cell>
          <table:table-cell table:formula="of:=([.F24]-[.C24])*10^-6" office:value-type="float" office:value="107.314688" calcext:value-type="float">
            <text:p>107.314688</text:p>
          </table:table-cell>
          <table:table-cell table:number-columns-repeated="2"/>
        </table:table-row>
        <table:table-row table:style-name="ro1">
          <table:table-cell office:value-type="float" office:value="1593078181" calcext:value-type="float">
            <text:p>1593078181</text:p>
          </table:table-cell>
          <table:table-cell office:value-type="float" office:value="131709550" calcext:value-type="float">
            <text:p>131709550</text:p>
          </table:table-cell>
          <table:table-cell table:formula="of:=[.A25]*10^9+[.B25]" office:value-type="float" office:value="1.59307818113171E+018" calcext:value-type="float">
            <text:p>1.59E+18</text:p>
          </table:table-cell>
          <table:table-cell/>
          <table:table-cell office:value-type="string" calcext:value-type="string">
            <text:p>1593078181231517076</text:p>
          </table:table-cell>
          <table:table-cell office:value-type="string" calcext:value-type="string">
            <text:p>1593078181230947971</text:p>
          </table:table-cell>
          <table:table-cell table:formula="of:=([.F25]-[.C25])*10^-6" office:value-type="float" office:value="99.2384" calcext:value-type="float">
            <text:p>99.2384</text:p>
          </table:table-cell>
          <table:table-cell table:number-columns-repeated="2"/>
        </table:table-row>
        <table:table-row table:style-name="ro1">
          <table:table-cell office:value-type="float" office:value="1593078182" calcext:value-type="float">
            <text:p>1593078182</text:p>
          </table:table-cell>
          <table:table-cell office:value-type="float" office:value="131869871" calcext:value-type="float">
            <text:p>131869871</text:p>
          </table:table-cell>
          <table:table-cell table:formula="of:=[.A26]*10^9+[.B26]" office:value-type="float" office:value="1.59307818213187E+018" calcext:value-type="float">
            <text:p>1.59E+18</text:p>
          </table:table-cell>
          <table:table-cell/>
          <table:table-cell office:value-type="string" calcext:value-type="string">
            <text:p>1593078182243984937</text:p>
          </table:table-cell>
          <table:table-cell office:value-type="string" calcext:value-type="string">
            <text:p>1593078182241708040</text:p>
          </table:table-cell>
          <table:table-cell table:formula="of:=([.F26]-[.C26])*10^-6" office:value-type="float" office:value="109.83808" calcext:value-type="float">
            <text:p>109.83808</text:p>
          </table:table-cell>
          <table:table-cell table:number-columns-repeated="2"/>
        </table:table-row>
        <table:table-row table:style-name="ro1">
          <table:table-cell office:value-type="float" office:value="1593078183" calcext:value-type="float">
            <text:p>1593078183</text:p>
          </table:table-cell>
          <table:table-cell office:value-type="float" office:value="131464507" calcext:value-type="float">
            <text:p>131464507</text:p>
          </table:table-cell>
          <table:table-cell table:formula="of:=[.A27]*10^9+[.B27]" office:value-type="float" office:value="1.59307818313146E+018" calcext:value-type="float">
            <text:p>1.59E+18</text:p>
          </table:table-cell>
          <table:table-cell/>
          <table:table-cell office:value-type="string" calcext:value-type="string">
            <text:p>1593078183236586093</text:p>
          </table:table-cell>
          <table:table-cell office:value-type="string" calcext:value-type="string">
            <text:p>1593078183235833883</text:p>
          </table:table-cell>
          <table:table-cell table:formula="of:=([.F27]-[.C27])*10^-6" office:value-type="float" office:value="104.369408" calcext:value-type="float">
            <text:p>104.369408</text:p>
          </table:table-cell>
          <table:table-cell table:number-columns-repeated="2"/>
        </table:table-row>
        <table:table-row table:style-name="ro1">
          <table:table-cell office:value-type="float" office:value="1593078184" calcext:value-type="float">
            <text:p>1593078184</text:p>
          </table:table-cell>
          <table:table-cell office:value-type="float" office:value="131604331" calcext:value-type="float">
            <text:p>131604331</text:p>
          </table:table-cell>
          <table:table-cell table:formula="of:=[.A28]*10^9+[.B28]" office:value-type="float" office:value="1.5930781841316E+018" calcext:value-type="float">
            <text:p>1.59E+18</text:p>
          </table:table-cell>
          <table:table-cell/>
          <table:table-cell office:value-type="string" calcext:value-type="string">
            <text:p>1593078184231720924</text:p>
          </table:table-cell>
          <table:table-cell office:value-type="string" calcext:value-type="string">
            <text:p>1593078184231134891</text:p>
          </table:table-cell>
          <table:table-cell table:formula="of:=([.F28]-[.C28])*10^-6" office:value-type="float" office:value="99.530496" calcext:value-type="float">
            <text:p>99.530496</text:p>
          </table:table-cell>
          <table:table-cell table:number-columns-repeated="2"/>
        </table:table-row>
        <table:table-row table:style-name="ro1">
          <table:table-cell office:value-type="float" office:value="1593078185" calcext:value-type="float">
            <text:p>1593078185</text:p>
          </table:table-cell>
          <table:table-cell office:value-type="float" office:value="131748870" calcext:value-type="float">
            <text:p>131748870</text:p>
          </table:table-cell>
          <table:table-cell table:formula="of:=[.A29]*10^9+[.B29]" office:value-type="float" office:value="1.59307818513175E+018" calcext:value-type="float">
            <text:p>1.59E+18</text:p>
          </table:table-cell>
          <table:table-cell/>
          <table:table-cell office:value-type="string" calcext:value-type="string">
            <text:p>1593078185235091924</text:p>
          </table:table-cell>
          <table:table-cell office:value-type="string" calcext:value-type="string">
            <text:p>1593078185234515905</text:p>
          </table:table-cell>
          <table:table-cell table:formula="of:=([.F29]-[.C29])*10^-6" office:value-type="float" office:value="102.767104" calcext:value-type="float">
            <text:p>102.767104</text:p>
          </table:table-cell>
          <table:table-cell table:number-columns-repeated="2"/>
        </table:table-row>
        <table:table-row table:style-name="ro1">
          <table:table-cell office:value-type="float" office:value="1593078186" calcext:value-type="float">
            <text:p>1593078186</text:p>
          </table:table-cell>
          <table:table-cell office:value-type="float" office:value="131635090" calcext:value-type="float">
            <text:p>131635090</text:p>
          </table:table-cell>
          <table:table-cell table:formula="of:=[.A30]*10^9+[.B30]" office:value-type="float" office:value="1.59307818613164E+018" calcext:value-type="float">
            <text:p>1.59E+18</text:p>
          </table:table-cell>
          <table:table-cell/>
          <table:table-cell office:value-type="string" calcext:value-type="string">
            <text:p>1593078186240041017</text:p>
          </table:table-cell>
          <table:table-cell office:value-type="string" calcext:value-type="string">
            <text:p>1593078186239222049</text:p>
          </table:table-cell>
          <table:table-cell table:formula="of:=([.F30]-[.C30])*10^-6" office:value-type="float" office:value="107.586816" calcext:value-type="float">
            <text:p>107.586816</text:p>
          </table:table-cell>
          <table:table-cell table:number-columns-repeated="2"/>
        </table:table-row>
        <table:table-row table:style-name="ro1">
          <table:table-cell office:value-type="float" office:value="1593078187" calcext:value-type="float">
            <text:p>1593078187</text:p>
          </table:table-cell>
          <table:table-cell office:value-type="float" office:value="131784410" calcext:value-type="float">
            <text:p>131784410</text:p>
          </table:table-cell>
          <table:table-cell table:formula="of:=[.A31]*10^9+[.B31]" office:value-type="float" office:value="1.59307818713178E+018" calcext:value-type="float">
            <text:p>1.59E+18</text:p>
          </table:table-cell>
          <table:table-cell/>
          <table:table-cell office:value-type="string" calcext:value-type="string">
            <text:p>1593078187229459047</text:p>
          </table:table-cell>
          <table:table-cell office:value-type="string" calcext:value-type="string">
            <text:p>1593078187228844881</text:p>
          </table:table-cell>
          <table:table-cell table:formula="of:=([.F31]-[.C31])*10^-6" office:value-type="float" office:value="97.060352" calcext:value-type="float">
            <text:p>97.060352</text:p>
          </table:table-cell>
          <table:table-cell table:number-columns-repeated="2"/>
        </table:table-row>
        <table:table-row table:style-name="ro1">
          <table:table-cell office:value-type="float" office:value="1593078188" calcext:value-type="float">
            <text:p>1593078188</text:p>
          </table:table-cell>
          <table:table-cell office:value-type="float" office:value="131583561" calcext:value-type="float">
            <text:p>131583561</text:p>
          </table:table-cell>
          <table:table-cell table:formula="of:=[.A32]*10^9+[.B32]" office:value-type="float" office:value="1.59307818813158E+018" calcext:value-type="float">
            <text:p>1.59E+18</text:p>
          </table:table-cell>
          <table:table-cell/>
          <table:table-cell office:value-type="string" calcext:value-type="string">
            <text:p>1593078188229681968</text:p>
          </table:table-cell>
          <table:table-cell office:value-type="string" calcext:value-type="string">
            <text:p>1593078188229115962</text:p>
          </table:table-cell>
          <table:table-cell table:formula="of:=([.F32]-[.C32])*10^-6" office:value-type="float" office:value="97.532672" calcext:value-type="float">
            <text:p>97.532672</text:p>
          </table:table-cell>
          <table:table-cell table:number-columns-repeated="2"/>
        </table:table-row>
        <table:table-row table:style-name="ro1">
          <table:table-cell office:value-type="float" office:value="1593078189" calcext:value-type="float">
            <text:p>1593078189</text:p>
          </table:table-cell>
          <table:table-cell office:value-type="float" office:value="131800828" calcext:value-type="float">
            <text:p>131800828</text:p>
          </table:table-cell>
          <table:table-cell table:formula="of:=[.A33]*10^9+[.B33]" office:value-type="float" office:value="1.5930781891318E+018" calcext:value-type="float">
            <text:p>1.59E+18</text:p>
          </table:table-cell>
          <table:table-cell/>
          <table:table-cell office:value-type="string" calcext:value-type="string">
            <text:p>1593078189238111019</text:p>
          </table:table-cell>
          <table:table-cell office:value-type="string" calcext:value-type="string">
            <text:p>1593078189237519025</text:p>
          </table:table-cell>
          <table:table-cell table:formula="of:=([.F33]-[.C33])*10^-6" office:value-type="float" office:value="105.718272" calcext:value-type="float">
            <text:p>105.718272</text:p>
          </table:table-cell>
          <table:table-cell table:number-columns-repeated="2"/>
        </table:table-row>
        <table:table-row table:style-name="ro1">
          <table:table-cell office:value-type="float" office:value="1593078190" calcext:value-type="float">
            <text:p>1593078190</text:p>
          </table:table-cell>
          <table:table-cell office:value-type="float" office:value="132076439" calcext:value-type="float">
            <text:p>132076439</text:p>
          </table:table-cell>
          <table:table-cell table:formula="of:=[.A34]*10^9+[.B34]" office:value-type="float" office:value="1.59307819013208E+018" calcext:value-type="float">
            <text:p>1.59E+18</text:p>
          </table:table-cell>
          <table:table-cell/>
          <table:table-cell office:value-type="string" calcext:value-type="string">
            <text:p>1593078190237292051</text:p>
          </table:table-cell>
          <table:table-cell office:value-type="string" calcext:value-type="string">
            <text:p>1593078190236706972</text:p>
          </table:table-cell>
          <table:table-cell table:formula="of:=([.F34]-[.C34])*10^-6" office:value-type="float" office:value="104.630272" calcext:value-type="float">
            <text:p>104.630272</text:p>
          </table:table-cell>
          <table:table-cell table:number-columns-repeated="2"/>
        </table:table-row>
        <table:table-row table:style-name="ro1">
          <table:table-cell office:value-type="float" office:value="1593078191" calcext:value-type="float">
            <text:p>1593078191</text:p>
          </table:table-cell>
          <table:table-cell office:value-type="float" office:value="131674182" calcext:value-type="float">
            <text:p>131674182</text:p>
          </table:table-cell>
          <table:table-cell table:formula="of:=[.A35]*10^9+[.B35]" office:value-type="float" office:value="1.59307819113167E+018" calcext:value-type="float">
            <text:p>1.59E+18</text:p>
          </table:table-cell>
          <table:table-cell/>
          <table:table-cell office:value-type="string" calcext:value-type="string">
            <text:p>1593078191230693101</text:p>
          </table:table-cell>
          <table:table-cell office:value-type="string" calcext:value-type="string">
            <text:p>1593078191230135917</text:p>
          </table:table-cell>
          <table:table-cell table:formula="of:=([.F35]-[.C35])*10^-6" office:value-type="float" office:value="98.461952" calcext:value-type="float">
            <text:p>98.461952</text:p>
          </table:table-cell>
          <table:table-cell table:number-columns-repeated="2"/>
        </table:table-row>
        <table:table-row table:style-name="ro1">
          <table:table-cell office:value-type="float" office:value="1593078192" calcext:value-type="float">
            <text:p>1593078192</text:p>
          </table:table-cell>
          <table:table-cell office:value-type="float" office:value="132107591" calcext:value-type="float">
            <text:p>132107591</text:p>
          </table:table-cell>
          <table:table-cell table:formula="of:=[.A36]*10^9+[.B36]" office:value-type="float" office:value="1.59307819213211E+018" calcext:value-type="float">
            <text:p>1.59E+18</text:p>
          </table:table-cell>
          <table:table-cell/>
          <table:table-cell office:value-type="string" calcext:value-type="string">
            <text:p>1593078192230617046</text:p>
          </table:table-cell>
          <table:table-cell office:value-type="string" calcext:value-type="string">
            <text:p>1593078192229913949</text:p>
          </table:table-cell>
          <table:table-cell table:formula="of:=([.F36]-[.C36])*10^-6" office:value-type="float" office:value="97.806336" calcext:value-type="float">
            <text:p>97.806336</text:p>
          </table:table-cell>
          <table:table-cell table:number-columns-repeated="2"/>
        </table:table-row>
        <table:table-row table:style-name="ro1">
          <table:table-cell office:value-type="float" office:value="1593078193" calcext:value-type="float">
            <text:p>1593078193</text:p>
          </table:table-cell>
          <table:table-cell office:value-type="float" office:value="131900797" calcext:value-type="float">
            <text:p>131900797</text:p>
          </table:table-cell>
          <table:table-cell table:formula="of:=[.A37]*10^9+[.B37]" office:value-type="float" office:value="1.5930781931319E+018" calcext:value-type="float">
            <text:p>1.59E+18</text:p>
          </table:table-cell>
          <table:table-cell/>
          <table:table-cell office:value-type="string" calcext:value-type="string">
            <text:p>1593078193247006893</text:p>
          </table:table-cell>
          <table:table-cell office:value-type="string" calcext:value-type="string">
            <text:p>1593078193246150016</text:p>
          </table:table-cell>
          <table:table-cell table:formula="of:=([.F37]-[.C37])*10^-6" office:value-type="float" office:value="114.249472" calcext:value-type="float">
            <text:p>114.249472</text:p>
          </table:table-cell>
          <table:table-cell table:number-columns-repeated="2"/>
        </table:table-row>
        <table:table-row table:style-name="ro1">
          <table:table-cell office:value-type="float" office:value="1593078194" calcext:value-type="float">
            <text:p>1593078194</text:p>
          </table:table-cell>
          <table:table-cell office:value-type="float" office:value="131951937" calcext:value-type="float">
            <text:p>131951937</text:p>
          </table:table-cell>
          <table:table-cell table:formula="of:=[.A38]*10^9+[.B38]" office:value-type="float" office:value="1.59307819413195E+018" calcext:value-type="float">
            <text:p>1.59E+18</text:p>
          </table:table-cell>
          <table:table-cell/>
          <table:table-cell office:value-type="string" calcext:value-type="string">
            <text:p>1593078194231391906</text:p>
          </table:table-cell>
          <table:table-cell office:value-type="string" calcext:value-type="string">
            <text:p>1593078194230791091</text:p>
          </table:table-cell>
          <table:table-cell table:formula="of:=([.F38]-[.C38])*10^-6" office:value-type="float" office:value="98.839296" calcext:value-type="float">
            <text:p>98.839296</text:p>
          </table:table-cell>
          <table:table-cell table:number-columns-repeated="2"/>
        </table:table-row>
        <table:table-row table:style-name="ro1">
          <table:table-cell office:value-type="float" office:value="1593078195" calcext:value-type="float">
            <text:p>1593078195</text:p>
          </table:table-cell>
          <table:table-cell office:value-type="float" office:value="132086476" calcext:value-type="float">
            <text:p>132086476</text:p>
          </table:table-cell>
          <table:table-cell table:formula="of:=[.A39]*10^9+[.B39]" office:value-type="float" office:value="1.59307819513209E+018" calcext:value-type="float">
            <text:p>1.59E+18</text:p>
          </table:table-cell>
          <table:table-cell/>
          <table:table-cell office:value-type="string" calcext:value-type="string">
            <text:p>1593078195235354900</text:p>
          </table:table-cell>
          <table:table-cell office:value-type="string" calcext:value-type="string">
            <text:p>1593078195234750032</text:p>
          </table:table-cell>
          <table:table-cell table:formula="of:=([.F39]-[.C39])*10^-6" office:value-type="float" office:value="102.663424" calcext:value-type="float">
            <text:p>102.663424</text:p>
          </table:table-cell>
          <table:table-cell table:number-columns-repeated="2"/>
        </table:table-row>
        <table:table-row table:style-name="ro1">
          <table:table-cell office:value-type="float" office:value="1593078196" calcext:value-type="float">
            <text:p>1593078196</text:p>
          </table:table-cell>
          <table:table-cell office:value-type="float" office:value="131860660" calcext:value-type="float">
            <text:p>131860660</text:p>
          </table:table-cell>
          <table:table-cell table:formula="of:=[.A40]*10^9+[.B40]" office:value-type="float" office:value="1.59307819613186E+018" calcext:value-type="float">
            <text:p>1.59E+18</text:p>
          </table:table-cell>
          <table:table-cell/>
          <table:table-cell office:value-type="string" calcext:value-type="string">
            <text:p>1593078196235399007</text:p>
          </table:table-cell>
          <table:table-cell office:value-type="string" calcext:value-type="string">
            <text:p>1593078196234831094</text:p>
          </table:table-cell>
          <table:table-cell table:formula="of:=([.F40]-[.C40])*10^-6" office:value-type="float" office:value="102.970368" calcext:value-type="float">
            <text:p>102.970368</text:p>
          </table:table-cell>
          <table:table-cell table:number-columns-repeated="2"/>
        </table:table-row>
        <table:table-row table:style-name="ro1">
          <table:table-cell office:value-type="float" office:value="1593078197" calcext:value-type="float">
            <text:p>1593078197</text:p>
          </table:table-cell>
          <table:table-cell office:value-type="float" office:value="131101734" calcext:value-type="float">
            <text:p>131101734</text:p>
          </table:table-cell>
          <table:table-cell table:formula="of:=[.A41]*10^9+[.B41]" office:value-type="float" office:value="1.5930781971311E+018" calcext:value-type="float">
            <text:p>1.59E+18</text:p>
          </table:table-cell>
          <table:table-cell/>
          <table:table-cell office:value-type="string" calcext:value-type="string">
            <text:p>1593078197227453947</text:p>
          </table:table-cell>
          <table:table-cell office:value-type="string" calcext:value-type="string">
            <text:p>1593078197226783037</text:p>
          </table:table-cell>
          <table:table-cell table:formula="of:=([.F41]-[.C41])*10^-6" office:value-type="float" office:value="95.68128" calcext:value-type="float">
            <text:p>95.68128</text:p>
          </table:table-cell>
          <table:table-cell table:number-columns-repeated="2"/>
        </table:table-row>
        <table:table-row table:style-name="ro1">
          <table:table-cell office:value-type="float" office:value="1593078198" calcext:value-type="float">
            <text:p>1593078198</text:p>
          </table:table-cell>
          <table:table-cell office:value-type="float" office:value="131725169" calcext:value-type="float">
            <text:p>131725169</text:p>
          </table:table-cell>
          <table:table-cell table:formula="of:=[.A42]*10^9+[.B42]" office:value-type="float" office:value="1.59307819813173E+018" calcext:value-type="float">
            <text:p>1.59E+18</text:p>
          </table:table-cell>
          <table:table-cell/>
          <table:table-cell office:value-type="string" calcext:value-type="string">
            <text:p>1593078198240103006</text:p>
          </table:table-cell>
          <table:table-cell office:value-type="string" calcext:value-type="string">
            <text:p>1593078198239384889</text:p>
          </table:table-cell>
          <table:table-cell table:formula="of:=([.F42]-[.C42])*10^-6" office:value-type="float" office:value="107.660032" calcext:value-type="float">
            <text:p>107.660032</text:p>
          </table:table-cell>
          <table:table-cell table:number-columns-repeated="2"/>
        </table:table-row>
        <table:table-row table:style-name="ro1">
          <table:table-cell office:value-type="float" office:value="1593078199" calcext:value-type="float">
            <text:p>1593078199</text:p>
          </table:table-cell>
          <table:table-cell office:value-type="float" office:value="131710181" calcext:value-type="float">
            <text:p>131710181</text:p>
          </table:table-cell>
          <table:table-cell table:formula="of:=[.A43]*10^9+[.B43]" office:value-type="float" office:value="1.59307819913171E+018" calcext:value-type="float">
            <text:p>1.59E+18</text:p>
          </table:table-cell>
          <table:table-cell/>
          <table:table-cell office:value-type="string" calcext:value-type="string">
            <text:p>1593078199234149932</text:p>
          </table:table-cell>
          <table:table-cell office:value-type="string" calcext:value-type="string">
            <text:p>1593078199233616113</text:p>
          </table:table-cell>
          <table:table-cell table:formula="of:=([.F43]-[.C43])*10^-6" office:value-type="float" office:value="101.905664" calcext:value-type="float">
            <text:p>101.905664</text:p>
          </table:table-cell>
          <table:table-cell table:number-columns-repeated="2"/>
        </table:table-row>
        <table:table-row table:style-name="ro1">
          <table:table-cell office:value-type="float" office:value="1593078200" calcext:value-type="float">
            <text:p>1593078200</text:p>
          </table:table-cell>
          <table:table-cell office:value-type="float" office:value="131544298" calcext:value-type="float">
            <text:p>131544298</text:p>
          </table:table-cell>
          <table:table-cell table:formula="of:=[.A44]*10^9+[.B44]" office:value-type="float" office:value="1.59307820013154E+018" calcext:value-type="float">
            <text:p>1.59E+18</text:p>
          </table:table-cell>
          <table:table-cell/>
          <table:table-cell office:value-type="string" calcext:value-type="string">
            <text:p>1593078200232928991</text:p>
          </table:table-cell>
          <table:table-cell office:value-type="string" calcext:value-type="string">
            <text:p>1593078200232162952</text:p>
          </table:table-cell>
          <table:table-cell table:formula="of:=([.F44]-[.C44])*10^-6" office:value-type="float" office:value="100.618496" calcext:value-type="float">
            <text:p>100.618496</text:p>
          </table:table-cell>
          <table:table-cell table:number-columns-repeated="2"/>
        </table:table-row>
        <table:table-row table:style-name="ro1">
          <table:table-cell office:value-type="float" office:value="1593078201" calcext:value-type="float">
            <text:p>1593078201</text:p>
          </table:table-cell>
          <table:table-cell office:value-type="float" office:value="130894508" calcext:value-type="float">
            <text:p>130894508</text:p>
          </table:table-cell>
          <table:table-cell table:formula="of:=[.A45]*10^9+[.B45]" office:value-type="float" office:value="1.59307820113089E+018" calcext:value-type="float">
            <text:p>1.59E+18</text:p>
          </table:table-cell>
          <table:table-cell/>
          <table:table-cell office:value-type="string" calcext:value-type="string">
            <text:p>1593078201227812051</text:p>
          </table:table-cell>
          <table:table-cell office:value-type="string" calcext:value-type="string">
            <text:p>1593078201226753950</text:p>
          </table:table-cell>
          <table:table-cell table:formula="of:=([.F45]-[.C45])*10^-6" office:value-type="float" office:value="95.859456" calcext:value-type="float">
            <text:p>95.859456</text:p>
          </table:table-cell>
          <table:table-cell table:number-columns-repeated="2"/>
        </table:table-row>
        <table:table-row table:style-name="ro1">
          <table:table-cell office:value-type="float" office:value="1593078202" calcext:value-type="float">
            <text:p>1593078202</text:p>
          </table:table-cell>
          <table:table-cell office:value-type="float" office:value="130652556" calcext:value-type="float">
            <text:p>130652556</text:p>
          </table:table-cell>
          <table:table-cell table:formula="of:=[.A46]*10^9+[.B46]" office:value-type="float" office:value="1.59307820213065E+018" calcext:value-type="float">
            <text:p>1.59E+18</text:p>
          </table:table-cell>
          <table:table-cell/>
          <table:table-cell office:value-type="string" calcext:value-type="string">
            <text:p>1593078202226807117</text:p>
          </table:table-cell>
          <table:table-cell office:value-type="string" calcext:value-type="string">
            <text:p>1593078202226207017</text:p>
          </table:table-cell>
          <table:table-cell table:formula="of:=([.F46]-[.C46])*10^-6" office:value-type="float" office:value="95.554304" calcext:value-type="float">
            <text:p>95.554304</text:p>
          </table:table-cell>
          <table:table-cell table:number-columns-repeated="2"/>
        </table:table-row>
        <table:table-row table:style-name="ro1">
          <table:table-cell office:value-type="float" office:value="1593078203" calcext:value-type="float">
            <text:p>1593078203</text:p>
          </table:table-cell>
          <table:table-cell office:value-type="float" office:value="131322140" calcext:value-type="float">
            <text:p>131322140</text:p>
          </table:table-cell>
          <table:table-cell table:formula="of:=[.A47]*10^9+[.B47]" office:value-type="float" office:value="1.59307820313132E+018" calcext:value-type="float">
            <text:p>1.59E+18</text:p>
          </table:table-cell>
          <table:table-cell/>
          <table:table-cell office:value-type="string" calcext:value-type="string">
            <text:p>1593078203237054109</text:p>
          </table:table-cell>
          <table:table-cell office:value-type="string" calcext:value-type="string">
            <text:p>1593078203235897064</text:p>
          </table:table-cell>
          <table:table-cell table:formula="of:=([.F47]-[.C47])*10^-6" office:value-type="float" office:value="104.57472" calcext:value-type="float">
            <text:p>104.57472</text:p>
          </table:table-cell>
          <table:table-cell table:number-columns-repeated="2"/>
        </table:table-row>
        <table:table-row table:style-name="ro1">
          <table:table-cell office:value-type="float" office:value="1593078204" calcext:value-type="float">
            <text:p>1593078204</text:p>
          </table:table-cell>
          <table:table-cell office:value-type="float" office:value="131080896" calcext:value-type="float">
            <text:p>131080896</text:p>
          </table:table-cell>
          <table:table-cell table:formula="of:=[.A48]*10^9+[.B48]" office:value-type="float" office:value="1.59307820413108E+018" calcext:value-type="float">
            <text:p>1.59E+18</text:p>
          </table:table-cell>
          <table:table-cell/>
          <table:table-cell office:value-type="string" calcext:value-type="string">
            <text:p>1593078204237030029</text:p>
          </table:table-cell>
          <table:table-cell office:value-type="string" calcext:value-type="string">
            <text:p>1593078204235759973</text:p>
          </table:table-cell>
          <table:table-cell table:formula="of:=([.F48]-[.C48])*10^-6" office:value-type="float" office:value="104.679168" calcext:value-type="float">
            <text:p>104.679168</text:p>
          </table:table-cell>
          <table:table-cell table:number-columns-repeated="2"/>
        </table:table-row>
        <table:table-row table:style-name="ro1">
          <table:table-cell office:value-type="float" office:value="1593078205" calcext:value-type="float">
            <text:p>1593078205</text:p>
          </table:table-cell>
          <table:table-cell office:value-type="float" office:value="131133789" calcext:value-type="float">
            <text:p>131133789</text:p>
          </table:table-cell>
          <table:table-cell table:formula="of:=[.A49]*10^9+[.B49]" office:value-type="float" office:value="1.59307820513113E+018" calcext:value-type="float">
            <text:p>1.59E+18</text:p>
          </table:table-cell>
          <table:table-cell/>
          <table:table-cell office:value-type="string" calcext:value-type="string">
            <text:p>1593078205229696989</text:p>
          </table:table-cell>
          <table:table-cell office:value-type="string" calcext:value-type="string">
            <text:p>1593078205229039907</text:p>
          </table:table-cell>
          <table:table-cell table:formula="of:=([.F49]-[.C49])*10^-6" office:value-type="float" office:value="97.906432" calcext:value-type="float">
            <text:p>97.906432</text:p>
          </table:table-cell>
          <table:table-cell table:number-columns-repeated="2"/>
        </table:table-row>
        <table:table-row table:style-name="ro1">
          <table:table-cell office:value-type="float" office:value="1593078206" calcext:value-type="float">
            <text:p>1593078206</text:p>
          </table:table-cell>
          <table:table-cell office:value-type="float" office:value="131168415" calcext:value-type="float">
            <text:p>131168415</text:p>
          </table:table-cell>
          <table:table-cell table:formula="of:=[.A50]*10^9+[.B50]" office:value-type="float" office:value="1.59307820613117E+018" calcext:value-type="float">
            <text:p>1.59E+18</text:p>
          </table:table-cell>
          <table:table-cell/>
          <table:table-cell office:value-type="string" calcext:value-type="string">
            <text:p>1593078206234515905</text:p>
          </table:table-cell>
          <table:table-cell office:value-type="string" calcext:value-type="string">
            <text:p>1593078206233346939</text:p>
          </table:table-cell>
          <table:table-cell table:formula="of:=([.F50]-[.C50])*10^-6" office:value-type="float" office:value="102.178304" calcext:value-type="float">
            <text:p>102.178304</text:p>
          </table:table-cell>
          <table:table-cell table:number-columns-repeated="2"/>
        </table:table-row>
        <table:table-row table:style-name="ro1">
          <table:table-cell office:value-type="float" office:value="1593078207" calcext:value-type="float">
            <text:p>1593078207</text:p>
          </table:table-cell>
          <table:table-cell office:value-type="float" office:value="130976057" calcext:value-type="float">
            <text:p>130976057</text:p>
          </table:table-cell>
          <table:table-cell table:formula="of:=[.A51]*10^9+[.B51]" office:value-type="float" office:value="1.59307820713098E+018" calcext:value-type="float">
            <text:p>1.59E+18</text:p>
          </table:table-cell>
          <table:table-cell/>
          <table:table-cell office:value-type="string" calcext:value-type="string">
            <text:p>1593078207234533071</text:p>
          </table:table-cell>
          <table:table-cell office:value-type="string" calcext:value-type="string">
            <text:p>1593078207233371019</text:p>
          </table:table-cell>
          <table:table-cell table:formula="of:=([.F51]-[.C51])*10^-6" office:value-type="float" office:value="102.39488" calcext:value-type="float">
            <text:p>102.39488</text:p>
          </table:table-cell>
          <table:table-cell table:number-columns-repeated="2"/>
        </table:table-row>
        <table:table-row table:style-name="ro1">
          <table:table-cell office:value-type="float" office:value="1593078208" calcext:value-type="float">
            <text:p>1593078208</text:p>
          </table:table-cell>
          <table:table-cell office:value-type="float" office:value="130955762" calcext:value-type="float">
            <text:p>130955762</text:p>
          </table:table-cell>
          <table:table-cell table:formula="of:=[.A52]*10^9+[.B52]" office:value-type="float" office:value="1.59307820813096E+018" calcext:value-type="float">
            <text:p>1.59E+18</text:p>
          </table:table-cell>
          <table:table-cell/>
          <table:table-cell office:value-type="string" calcext:value-type="string">
            <text:p>1593078208232806921</text:p>
          </table:table-cell>
          <table:table-cell office:value-type="string" calcext:value-type="string">
            <text:p>1593078208232182025</text:p>
          </table:table-cell>
          <table:table-cell table:formula="of:=([.F52]-[.C52])*10^-6" office:value-type="float" office:value="101.22624" calcext:value-type="float">
            <text:p>101.22624</text:p>
          </table:table-cell>
          <table:table-cell table:number-columns-repeated="2"/>
        </table:table-row>
        <table:table-row table:style-name="ro1">
          <table:table-cell office:value-type="float" office:value="1593078209" calcext:value-type="float">
            <text:p>1593078209</text:p>
          </table:table-cell>
          <table:table-cell office:value-type="float" office:value="130821333" calcext:value-type="float">
            <text:p>130821333</text:p>
          </table:table-cell>
          <table:table-cell table:formula="of:=[.A53]*10^9+[.B53]" office:value-type="float" office:value="1.59307820913082E+018" calcext:value-type="float">
            <text:p>1.59E+18</text:p>
          </table:table-cell>
          <table:table-cell/>
          <table:table-cell office:value-type="string" calcext:value-type="string">
            <text:p>1593078209231142044</text:p>
          </table:table-cell>
          <table:table-cell office:value-type="string" calcext:value-type="string">
            <text:p>1593078209230529069</text:p>
          </table:table-cell>
          <table:table-cell table:formula="of:=([.F53]-[.C53])*10^-6" office:value-type="float" office:value="99.707648" calcext:value-type="float">
            <text:p>99.707648</text:p>
          </table:table-cell>
          <table:table-cell table:number-columns-repeated="2"/>
        </table:table-row>
        <table:table-row table:style-name="ro1">
          <table:table-cell office:value-type="float" office:value="1593078210" calcext:value-type="float">
            <text:p>1593078210</text:p>
          </table:table-cell>
          <table:table-cell office:value-type="float" office:value="131036150" calcext:value-type="float">
            <text:p>131036150</text:p>
          </table:table-cell>
          <table:table-cell table:formula="of:=[.A54]*10^9+[.B54]" office:value-type="float" office:value="1.59307821013104E+018" calcext:value-type="float">
            <text:p>1.59E+18</text:p>
          </table:table-cell>
          <table:table-cell/>
          <table:table-cell office:value-type="string" calcext:value-type="string">
            <text:p>1593078210231122016</text:p>
          </table:table-cell>
          <table:table-cell office:value-type="string" calcext:value-type="string">
            <text:p>1593078210230498075</text:p>
          </table:table-cell>
          <table:table-cell table:formula="of:=([.F54]-[.C54])*10^-6" office:value-type="float" office:value="99.461632" calcext:value-type="float">
            <text:p>99.461632</text:p>
          </table:table-cell>
          <table:table-cell table:number-columns-repeated="2"/>
        </table:table-row>
        <table:table-row table:style-name="ro1">
          <table:table-cell office:value-type="float" office:value="1593078211" calcext:value-type="float">
            <text:p>1593078211</text:p>
          </table:table-cell>
          <table:table-cell office:value-type="float" office:value="130874799" calcext:value-type="float">
            <text:p>130874799</text:p>
          </table:table-cell>
          <table:table-cell table:formula="of:=[.A55]*10^9+[.B55]" office:value-type="float" office:value="1.59307821113087E+018" calcext:value-type="float">
            <text:p>1.59E+18</text:p>
          </table:table-cell>
          <table:table-cell/>
          <table:table-cell office:value-type="string" calcext:value-type="string">
            <text:p>1593078211232331991</text:p>
          </table:table-cell>
          <table:table-cell office:value-type="string" calcext:value-type="string">
            <text:p>1593078211231738090</text:p>
          </table:table-cell>
          <table:table-cell table:formula="of:=([.F55]-[.C55])*10^-6" office:value-type="float" office:value="100.862976" calcext:value-type="float">
            <text:p>100.862976</text:p>
          </table:table-cell>
          <table:table-cell table:number-columns-repeated="2"/>
        </table:table-row>
        <table:table-row table:style-name="ro1">
          <table:table-cell office:value-type="float" office:value="1593078212" calcext:value-type="float">
            <text:p>1593078212</text:p>
          </table:table-cell>
          <table:table-cell office:value-type="float" office:value="130998641" calcext:value-type="float">
            <text:p>130998641</text:p>
          </table:table-cell>
          <table:table-cell table:formula="of:=[.A56]*10^9+[.B56]" office:value-type="float" office:value="1.593078212131E+018" calcext:value-type="float">
            <text:p>1.59E+18</text:p>
          </table:table-cell>
          <table:table-cell/>
          <table:table-cell office:value-type="string" calcext:value-type="string">
            <text:p>1593078212229650020</text:p>
          </table:table-cell>
          <table:table-cell office:value-type="string" calcext:value-type="string">
            <text:p>1593078212229069948</text:p>
          </table:table-cell>
          <table:table-cell table:formula="of:=([.F56]-[.C56])*10^-6" office:value-type="float" office:value="98.071552" calcext:value-type="float">
            <text:p>98.071552</text:p>
          </table:table-cell>
          <table:table-cell table:number-columns-repeated="2"/>
        </table:table-row>
        <table:table-row table:style-name="ro1">
          <table:table-cell office:value-type="float" office:value="1593078213" calcext:value-type="float">
            <text:p>1593078213</text:p>
          </table:table-cell>
          <table:table-cell office:value-type="float" office:value="130981200" calcext:value-type="float">
            <text:p>130981200</text:p>
          </table:table-cell>
          <table:table-cell table:formula="of:=[.A57]*10^9+[.B57]" office:value-type="float" office:value="1.59307821313098E+018" calcext:value-type="float">
            <text:p>1.59E+18</text:p>
          </table:table-cell>
          <table:table-cell/>
          <table:table-cell office:value-type="string" calcext:value-type="string">
            <text:p>1593078213233055114</text:p>
          </table:table-cell>
          <table:table-cell office:value-type="string" calcext:value-type="string">
            <text:p>1593078213232285022</text:p>
          </table:table-cell>
          <table:table-cell table:formula="of:=([.F57]-[.C57])*10^-6" office:value-type="float" office:value="101.304064" calcext:value-type="float">
            <text:p>101.304064</text:p>
          </table:table-cell>
          <table:table-cell table:number-columns-repeated="2"/>
        </table:table-row>
        <table:table-row table:style-name="ro1">
          <table:table-cell office:value-type="float" office:value="1593078214" calcext:value-type="float">
            <text:p>1593078214</text:p>
          </table:table-cell>
          <table:table-cell office:value-type="float" office:value="131492633" calcext:value-type="float">
            <text:p>131492633</text:p>
          </table:table-cell>
          <table:table-cell table:formula="of:=[.A58]*10^9+[.B58]" office:value-type="float" office:value="1.59307821413149E+018" calcext:value-type="float">
            <text:p>1.59E+18</text:p>
          </table:table-cell>
          <table:table-cell/>
          <table:table-cell office:value-type="string" calcext:value-type="string">
            <text:p>1593078214235506057</text:p>
          </table:table-cell>
          <table:table-cell office:value-type="string" calcext:value-type="string">
            <text:p>1593078214234849929</text:p>
          </table:table-cell>
          <table:table-cell table:formula="of:=([.F58]-[.C58])*10^-6" office:value-type="float" office:value="103.357184" calcext:value-type="float">
            <text:p>103.357184</text:p>
          </table:table-cell>
          <table:table-cell table:number-columns-repeated="2"/>
        </table:table-row>
        <table:table-row table:style-name="ro1">
          <table:table-cell office:value-type="float" office:value="1593078215" calcext:value-type="float">
            <text:p>1593078215</text:p>
          </table:table-cell>
          <table:table-cell office:value-type="float" office:value="131113645" calcext:value-type="float">
            <text:p>131113645</text:p>
          </table:table-cell>
          <table:table-cell table:formula="of:=[.A59]*10^9+[.B59]" office:value-type="float" office:value="1.59307821513111E+018" calcext:value-type="float">
            <text:p>1.59E+18</text:p>
          </table:table-cell>
          <table:table-cell/>
          <table:table-cell office:value-type="string" calcext:value-type="string">
            <text:p>1593078215230302095</text:p>
          </table:table-cell>
          <table:table-cell office:value-type="string" calcext:value-type="string">
            <text:p>1593078215229425907</text:p>
          </table:table-cell>
          <table:table-cell table:formula="of:=([.F59]-[.C59])*10^-6" office:value-type="float" office:value="98.312192" calcext:value-type="float">
            <text:p>98.312192</text:p>
          </table:table-cell>
          <table:table-cell table:number-columns-repeated="2"/>
        </table:table-row>
        <table:table-row table:style-name="ro1">
          <table:table-cell office:value-type="float" office:value="1593078216" calcext:value-type="float">
            <text:p>1593078216</text:p>
          </table:table-cell>
          <table:table-cell office:value-type="float" office:value="130696577" calcext:value-type="float">
            <text:p>130696577</text:p>
          </table:table-cell>
          <table:table-cell table:formula="of:=[.A60]*10^9+[.B60]" office:value-type="float" office:value="1.5930782161307E+018" calcext:value-type="float">
            <text:p>1.59E+18</text:p>
          </table:table-cell>
          <table:table-cell/>
          <table:table-cell office:value-type="string" calcext:value-type="string">
            <text:p>1593078216225075006</text:p>
          </table:table-cell>
          <table:table-cell office:value-type="string" calcext:value-type="string">
            <text:p>1593078216224306106</text:p>
          </table:table-cell>
          <table:table-cell table:formula="of:=([.F60]-[.C60])*10^-6" office:value-type="float" office:value="93.609216" calcext:value-type="float">
            <text:p>93.609216</text:p>
          </table:table-cell>
          <table:table-cell table:number-columns-repeated="2"/>
        </table:table-row>
        <table:table-row table:style-name="ro1">
          <table:table-cell office:value-type="float" office:value="1593078217" calcext:value-type="float">
            <text:p>1593078217</text:p>
          </table:table-cell>
          <table:table-cell office:value-type="float" office:value="131718130" calcext:value-type="float">
            <text:p>131718130</text:p>
          </table:table-cell>
          <table:table-cell table:formula="of:=[.A61]*10^9+[.B61]" office:value-type="float" office:value="1.59307821713172E+018" calcext:value-type="float">
            <text:p>1.59E+18</text:p>
          </table:table-cell>
          <table:table-cell/>
          <table:table-cell office:value-type="string" calcext:value-type="string">
            <text:p>1593078217233386993</text:p>
          </table:table-cell>
          <table:table-cell office:value-type="string" calcext:value-type="string">
            <text:p>1593078217232327938</text:p>
          </table:table-cell>
          <table:table-cell table:formula="of:=([.F61]-[.C61])*10^-6" office:value-type="float" office:value="100.609792" calcext:value-type="float">
            <text:p>100.609792</text:p>
          </table:table-cell>
          <table:table-cell table:number-columns-repeated="2"/>
        </table:table-row>
        <table:table-row table:style-name="ro1">
          <table:table-cell office:value-type="float" office:value="1593078218" calcext:value-type="float">
            <text:p>1593078218</text:p>
          </table:table-cell>
          <table:table-cell office:value-type="float" office:value="131718153" calcext:value-type="float">
            <text:p>131718153</text:p>
          </table:table-cell>
          <table:table-cell table:formula="of:=[.A62]*10^9+[.B62]" office:value-type="float" office:value="1.59307821813172E+018" calcext:value-type="float">
            <text:p>1.59E+18</text:p>
          </table:table-cell>
          <table:table-cell/>
          <table:table-cell office:value-type="string" calcext:value-type="string">
            <text:p>1593078218232012987</text:p>
          </table:table-cell>
          <table:table-cell office:value-type="string" calcext:value-type="string">
            <text:p>1593078218231095075</text:p>
          </table:table-cell>
          <table:table-cell table:formula="of:=([.F62]-[.C62])*10^-6" office:value-type="float" office:value="99.376896" calcext:value-type="float">
            <text:p>99.376896</text:p>
          </table:table-cell>
          <table:table-cell table:number-columns-repeated="2"/>
        </table:table-row>
        <table:table-row table:style-name="ro1">
          <table:table-cell office:value-type="float" office:value="1593078219" calcext:value-type="float">
            <text:p>1593078219</text:p>
          </table:table-cell>
          <table:table-cell office:value-type="float" office:value="131550431" calcext:value-type="float">
            <text:p>131550431</text:p>
          </table:table-cell>
          <table:table-cell table:formula="of:=[.A63]*10^9+[.B63]" office:value-type="float" office:value="1.59307821913155E+018" calcext:value-type="float">
            <text:p>1.59E+18</text:p>
          </table:table-cell>
          <table:table-cell/>
          <table:table-cell office:value-type="string" calcext:value-type="string">
            <text:p>1593078219228008985</text:p>
          </table:table-cell>
          <table:table-cell office:value-type="string" calcext:value-type="string">
            <text:p>1593078219227267026</text:p>
          </table:table-cell>
          <table:table-cell table:formula="of:=([.F63]-[.C63])*10^-6" office:value-type="float" office:value="95.716352" calcext:value-type="float">
            <text:p>95.716352</text:p>
          </table:table-cell>
          <table:table-cell table:number-columns-repeated="2"/>
        </table:table-row>
        <table:table-row table:style-name="ro1">
          <table:table-cell office:value-type="float" office:value="1593078220" calcext:value-type="float">
            <text:p>1593078220</text:p>
          </table:table-cell>
          <table:table-cell office:value-type="float" office:value="131742233" calcext:value-type="float">
            <text:p>131742233</text:p>
          </table:table-cell>
          <table:table-cell table:formula="of:=[.A64]*10^9+[.B64]" office:value-type="float" office:value="1.59307822013174E+018" calcext:value-type="float">
            <text:p>1.59E+18</text:p>
          </table:table-cell>
          <table:table-cell/>
          <table:table-cell office:value-type="string" calcext:value-type="string">
            <text:p>1593078220228662014</text:p>
          </table:table-cell>
          <table:table-cell office:value-type="string" calcext:value-type="string">
            <text:p>1593078220227924108</text:p>
          </table:table-cell>
          <table:table-cell table:formula="of:=([.F64]-[.C64])*10^-6" office:value-type="float" office:value="96.18176" calcext:value-type="float">
            <text:p>96.18176</text:p>
          </table:table-cell>
          <table:table-cell table:number-columns-repeated="2"/>
        </table:table-row>
        <table:table-row table:style-name="ro1">
          <table:table-cell office:value-type="float" office:value="1593078221" calcext:value-type="float">
            <text:p>1593078221</text:p>
          </table:table-cell>
          <table:table-cell office:value-type="float" office:value="131599126" calcext:value-type="float">
            <text:p>131599126</text:p>
          </table:table-cell>
          <table:table-cell table:formula="of:=[.A65]*10^9+[.B65]" office:value-type="float" office:value="1.5930782211316E+018" calcext:value-type="float">
            <text:p>1.59E+18</text:p>
          </table:table-cell>
          <table:table-cell/>
          <table:table-cell office:value-type="string" calcext:value-type="string">
            <text:p>1593078221233314037</text:p>
          </table:table-cell>
          <table:table-cell office:value-type="string" calcext:value-type="string">
            <text:p>1593078221232511043</text:p>
          </table:table-cell>
          <table:table-cell table:formula="of:=([.F65]-[.C65])*10^-6" office:value-type="float" office:value="100.911872" calcext:value-type="float">
            <text:p>100.911872</text:p>
          </table:table-cell>
          <table:table-cell table:number-columns-repeated="2"/>
        </table:table-row>
        <table:table-row table:style-name="ro1">
          <table:table-cell office:value-type="float" office:value="1593078222" calcext:value-type="float">
            <text:p>1593078222</text:p>
          </table:table-cell>
          <table:table-cell office:value-type="float" office:value="131336810" calcext:value-type="float">
            <text:p>131336810</text:p>
          </table:table-cell>
          <table:table-cell table:formula="of:=[.A66]*10^9+[.B66]" office:value-type="float" office:value="1.59307822213134E+018" calcext:value-type="float">
            <text:p>1.59E+18</text:p>
          </table:table-cell>
          <table:table-cell/>
          <table:table-cell office:value-type="string" calcext:value-type="string">
            <text:p>1593078222230516910</text:p>
          </table:table-cell>
          <table:table-cell office:value-type="string" calcext:value-type="string">
            <text:p>1593078222229564905</text:p>
          </table:table-cell>
          <table:table-cell table:formula="of:=([.F66]-[.C66])*10^-6" office:value-type="float" office:value="98.228224" calcext:value-type="float">
            <text:p>98.228224</text:p>
          </table:table-cell>
          <table:table-cell table:number-columns-repeated="2"/>
        </table:table-row>
        <table:table-row table:style-name="ro1">
          <table:table-cell office:value-type="float" office:value="1593078223" calcext:value-type="float">
            <text:p>1593078223</text:p>
          </table:table-cell>
          <table:table-cell office:value-type="float" office:value="130883527" calcext:value-type="float">
            <text:p>130883527</text:p>
          </table:table-cell>
          <table:table-cell table:formula="of:=[.A67]*10^9+[.B67]" office:value-type="float" office:value="1.59307822313088E+018" calcext:value-type="float">
            <text:p>1.59E+18</text:p>
          </table:table-cell>
          <table:table-cell/>
          <table:table-cell office:value-type="string" calcext:value-type="string">
            <text:p>1593078223227320909</text:p>
          </table:table-cell>
          <table:table-cell office:value-type="string" calcext:value-type="string">
            <text:p>1593078223226717948</text:p>
          </table:table-cell>
          <table:table-cell table:formula="of:=([.F67]-[.C67])*10^-6" office:value-type="float" office:value="95.834624" calcext:value-type="float">
            <text:p>95.834624</text:p>
          </table:table-cell>
          <table:table-cell table:number-columns-repeated="2"/>
        </table:table-row>
        <table:table-row table:style-name="ro1">
          <table:table-cell office:value-type="float" office:value="1593078224" calcext:value-type="float">
            <text:p>1593078224</text:p>
          </table:table-cell>
          <table:table-cell office:value-type="float" office:value="131549943" calcext:value-type="float">
            <text:p>131549943</text:p>
          </table:table-cell>
          <table:table-cell table:formula="of:=[.A68]*10^9+[.B68]" office:value-type="float" office:value="1.59307822413155E+018" calcext:value-type="float">
            <text:p>1.59E+18</text:p>
          </table:table-cell>
          <table:table-cell/>
          <table:table-cell office:value-type="string" calcext:value-type="string">
            <text:p>1593078224227729082</text:p>
          </table:table-cell>
          <table:table-cell office:value-type="string" calcext:value-type="string">
            <text:p>1593078224226986885</text:p>
          </table:table-cell>
          <table:table-cell table:formula="of:=([.F68]-[.C68])*10^-6" office:value-type="float" office:value="95.437056" calcext:value-type="float">
            <text:p>95.437056</text:p>
          </table:table-cell>
          <table:table-cell table:number-columns-repeated="2"/>
        </table:table-row>
        <table:table-row table:style-name="ro1">
          <table:table-cell office:value-type="float" office:value="1593078225" calcext:value-type="float">
            <text:p>1593078225</text:p>
          </table:table-cell>
          <table:table-cell office:value-type="float" office:value="130818724" calcext:value-type="float">
            <text:p>130818724</text:p>
          </table:table-cell>
          <table:table-cell table:formula="of:=[.A69]*10^9+[.B69]" office:value-type="float" office:value="1.59307822513082E+018" calcext:value-type="float">
            <text:p>1.59E+18</text:p>
          </table:table-cell>
          <table:table-cell/>
          <table:table-cell office:value-type="string" calcext:value-type="string">
            <text:p>1593078225231825113</text:p>
          </table:table-cell>
          <table:table-cell office:value-type="string" calcext:value-type="string">
            <text:p>1593078225231131076</text:p>
          </table:table-cell>
          <table:table-cell table:formula="of:=([.F69]-[.C69])*10^-6" office:value-type="float" office:value="100.312064" calcext:value-type="float">
            <text:p>100.312064</text:p>
          </table:table-cell>
          <table:table-cell table:number-columns-repeated="2"/>
        </table:table-row>
        <table:table-row table:style-name="ro1">
          <table:table-cell office:value-type="float" office:value="1593078226" calcext:value-type="float">
            <text:p>1593078226</text:p>
          </table:table-cell>
          <table:table-cell office:value-type="float" office:value="132006248" calcext:value-type="float">
            <text:p>132006248</text:p>
          </table:table-cell>
          <table:table-cell table:formula="of:=[.A70]*10^9+[.B70]" office:value-type="float" office:value="1.59307822613201E+018" calcext:value-type="float">
            <text:p>1.59E+18</text:p>
          </table:table-cell>
          <table:table-cell/>
          <table:table-cell office:value-type="string" calcext:value-type="string">
            <text:p>1593078226230501890</text:p>
          </table:table-cell>
          <table:table-cell office:value-type="string" calcext:value-type="string">
            <text:p>1593078226229701995</text:p>
          </table:table-cell>
          <table:table-cell table:formula="of:=([.F70]-[.C70])*10^-6" office:value-type="float" office:value="97.696" calcext:value-type="float">
            <text:p>97.696</text:p>
          </table:table-cell>
          <table:table-cell table:number-columns-repeated="2"/>
        </table:table-row>
        <table:table-row table:style-name="ro1">
          <table:table-cell office:value-type="float" office:value="1593078227" calcext:value-type="float">
            <text:p>1593078227</text:p>
          </table:table-cell>
          <table:table-cell office:value-type="float" office:value="131144572" calcext:value-type="float">
            <text:p>131144572</text:p>
          </table:table-cell>
          <table:table-cell table:formula="of:=[.A71]*10^9+[.B71]" office:value-type="float" office:value="1.59307822713114E+018" calcext:value-type="float">
            <text:p>1.59E+18</text:p>
          </table:table-cell>
          <table:table-cell/>
          <table:table-cell office:value-type="string" calcext:value-type="string">
            <text:p>1593078227226332902</text:p>
          </table:table-cell>
          <table:table-cell office:value-type="string" calcext:value-type="string">
            <text:p>1593078227225613117</text:p>
          </table:table-cell>
          <table:table-cell table:formula="of:=([.F71]-[.C71])*10^-6" office:value-type="float" office:value="94.468608" calcext:value-type="float">
            <text:p>94.468608</text:p>
          </table:table-cell>
          <table:table-cell table:number-columns-repeated="2"/>
        </table:table-row>
        <table:table-row table:style-name="ro1">
          <table:table-cell office:value-type="float" office:value="1593078228" calcext:value-type="float">
            <text:p>1593078228</text:p>
          </table:table-cell>
          <table:table-cell office:value-type="float" office:value="130558849" calcext:value-type="float">
            <text:p>130558849</text:p>
          </table:table-cell>
          <table:table-cell table:formula="of:=[.A72]*10^9+[.B72]" office:value-type="float" office:value="1.59307822813056E+018" calcext:value-type="float">
            <text:p>1.59E+18</text:p>
          </table:table-cell>
          <table:table-cell/>
          <table:table-cell office:value-type="string" calcext:value-type="string">
            <text:p>1593078228231528997</text:p>
          </table:table-cell>
          <table:table-cell office:value-type="string" calcext:value-type="string">
            <text:p>1593078228230673074</text:p>
          </table:table-cell>
          <table:table-cell table:formula="of:=([.F72]-[.C72])*10^-6" office:value-type="float" office:value="100.11392" calcext:value-type="float">
            <text:p>100.11392</text:p>
          </table:table-cell>
          <table:table-cell table:number-columns-repeated="2"/>
        </table:table-row>
        <table:table-row table:style-name="ro1">
          <table:table-cell office:value-type="float" office:value="1593078229" calcext:value-type="float">
            <text:p>1593078229</text:p>
          </table:table-cell>
          <table:table-cell office:value-type="float" office:value="130859883" calcext:value-type="float">
            <text:p>130859883</text:p>
          </table:table-cell>
          <table:table-cell table:formula="of:=[.A73]*10^9+[.B73]" office:value-type="float" office:value="1.59307822913086E+018" calcext:value-type="float">
            <text:p>1.59E+18</text:p>
          </table:table-cell>
          <table:table-cell/>
          <table:table-cell office:value-type="string" calcext:value-type="string">
            <text:p>1593078229231399059</text:p>
          </table:table-cell>
          <table:table-cell office:value-type="string" calcext:value-type="string">
            <text:p>1593078229230387926</text:p>
          </table:table-cell>
          <table:table-cell table:formula="of:=([.F73]-[.C73])*10^-6" office:value-type="float" office:value="99.527936" calcext:value-type="float">
            <text:p>99.527936</text:p>
          </table:table-cell>
          <table:table-cell table:number-columns-repeated="2"/>
        </table:table-row>
        <table:table-row table:style-name="ro1">
          <table:table-cell office:value-type="float" office:value="1593078230" calcext:value-type="float">
            <text:p>1593078230</text:p>
          </table:table-cell>
          <table:table-cell office:value-type="float" office:value="130546790" calcext:value-type="float">
            <text:p>130546790</text:p>
          </table:table-cell>
          <table:table-cell table:formula="of:=[.A74]*10^9+[.B74]" office:value-type="float" office:value="1.59307823013055E+018" calcext:value-type="float">
            <text:p>1.59E+18</text:p>
          </table:table-cell>
          <table:table-cell/>
          <table:table-cell office:value-type="string" calcext:value-type="string">
            <text:p>1593078230229437112</text:p>
          </table:table-cell>
          <table:table-cell office:value-type="string" calcext:value-type="string">
            <text:p>1593078230228157997</text:p>
          </table:table-cell>
          <table:table-cell table:formula="of:=([.F74]-[.C74])*10^-6" office:value-type="float" office:value="97.611264" calcext:value-type="float">
            <text:p>97.611264</text:p>
          </table:table-cell>
          <table:table-cell table:number-columns-repeated="2"/>
        </table:table-row>
        <table:table-row table:style-name="ro1">
          <table:table-cell office:value-type="float" office:value="1593078231" calcext:value-type="float">
            <text:p>1593078231</text:p>
          </table:table-cell>
          <table:table-cell office:value-type="float" office:value="130856737" calcext:value-type="float">
            <text:p>130856737</text:p>
          </table:table-cell>
          <table:table-cell table:formula="of:=[.A75]*10^9+[.B75]" office:value-type="float" office:value="1.59307823113086E+018" calcext:value-type="float">
            <text:p>1.59E+18</text:p>
          </table:table-cell>
          <table:table-cell/>
          <table:table-cell office:value-type="string" calcext:value-type="string">
            <text:p>1593078231227937936</text:p>
          </table:table-cell>
          <table:table-cell office:value-type="string" calcext:value-type="string">
            <text:p>1593078231227385997</text:p>
          </table:table-cell>
          <table:table-cell table:formula="of:=([.F75]-[.C75])*10^-6" office:value-type="float" office:value="96.529152" calcext:value-type="float">
            <text:p>96.529152</text:p>
          </table:table-cell>
          <table:table-cell table:number-columns-repeated="2"/>
        </table:table-row>
        <table:table-row table:style-name="ro1">
          <table:table-cell office:value-type="float" office:value="1593078232" calcext:value-type="float">
            <text:p>1593078232</text:p>
          </table:table-cell>
          <table:table-cell office:value-type="float" office:value="130965106" calcext:value-type="float">
            <text:p>130965106</text:p>
          </table:table-cell>
          <table:table-cell table:formula="of:=[.A76]*10^9+[.B76]" office:value-type="float" office:value="1.59307823213096E+018" calcext:value-type="float">
            <text:p>1.59E+18</text:p>
          </table:table-cell>
          <table:table-cell/>
          <table:table-cell office:value-type="string" calcext:value-type="string">
            <text:p>1593078232227185964</text:p>
          </table:table-cell>
          <table:table-cell office:value-type="string" calcext:value-type="string">
            <text:p>1593078232226568937</text:p>
          </table:table-cell>
          <table:table-cell table:formula="of:=([.F76]-[.C76])*10^-6" office:value-type="float" office:value="95.603968" calcext:value-type="float">
            <text:p>95.603968</text:p>
          </table:table-cell>
          <table:table-cell table:number-columns-repeated="2"/>
        </table:table-row>
        <table:table-row table:style-name="ro1">
          <table:table-cell office:value-type="float" office:value="1593078233" calcext:value-type="float">
            <text:p>1593078233</text:p>
          </table:table-cell>
          <table:table-cell office:value-type="float" office:value="131167744" calcext:value-type="float">
            <text:p>131167744</text:p>
          </table:table-cell>
          <table:table-cell table:formula="of:=[.A77]*10^9+[.B77]" office:value-type="float" office:value="1.59307823313117E+018" calcext:value-type="float">
            <text:p>1.59E+18</text:p>
          </table:table-cell>
          <table:table-cell/>
          <table:table-cell office:value-type="string" calcext:value-type="string">
            <text:p>1593078233228842020</text:p>
          </table:table-cell>
          <table:table-cell office:value-type="string" calcext:value-type="string">
            <text:p>1593078233228051900</text:p>
          </table:table-cell>
          <table:table-cell table:formula="of:=([.F77]-[.C77])*10^-6" office:value-type="float" office:value="96.884224" calcext:value-type="float">
            <text:p>96.884224</text:p>
          </table:table-cell>
          <table:table-cell table:number-columns-repeated="2"/>
        </table:table-row>
        <table:table-row table:style-name="ro1">
          <table:table-cell office:value-type="float" office:value="1593078234" calcext:value-type="float">
            <text:p>1593078234</text:p>
          </table:table-cell>
          <table:table-cell office:value-type="float" office:value="130825605" calcext:value-type="float">
            <text:p>130825605</text:p>
          </table:table-cell>
          <table:table-cell table:formula="of:=[.A78]*10^9+[.B78]" office:value-type="float" office:value="1.59307823413083E+018" calcext:value-type="float">
            <text:p>1.59E+18</text:p>
          </table:table-cell>
          <table:table-cell/>
          <table:table-cell office:value-type="string" calcext:value-type="string">
            <text:p>1593078234232949018</text:p>
          </table:table-cell>
          <table:table-cell office:value-type="string" calcext:value-type="string">
            <text:p>1593078234232283115</text:p>
          </table:table-cell>
          <table:table-cell table:formula="of:=([.F78]-[.C78])*10^-6" office:value-type="float" office:value="101.457408" calcext:value-type="float">
            <text:p>101.457408</text:p>
          </table:table-cell>
          <table:table-cell table:number-columns-repeated="2"/>
        </table:table-row>
        <table:table-row table:style-name="ro1">
          <table:table-cell office:value-type="float" office:value="1593078235" calcext:value-type="float">
            <text:p>1593078235</text:p>
          </table:table-cell>
          <table:table-cell office:value-type="float" office:value="130531644" calcext:value-type="float">
            <text:p>130531644</text:p>
          </table:table-cell>
          <table:table-cell table:formula="of:=[.A79]*10^9+[.B79]" office:value-type="float" office:value="1.59307823513053E+018" calcext:value-type="float">
            <text:p>1.59E+18</text:p>
          </table:table-cell>
          <table:table-cell/>
          <table:table-cell office:value-type="string" calcext:value-type="string">
            <text:p>1593078235227775096</text:p>
          </table:table-cell>
          <table:table-cell office:value-type="string" calcext:value-type="string">
            <text:p>1593078235227220058</text:p>
          </table:table-cell>
          <table:table-cell table:formula="of:=([.F79]-[.C79])*10^-6" office:value-type="float" office:value="96.688384" calcext:value-type="float">
            <text:p>96.688384</text:p>
          </table:table-cell>
          <table:table-cell table:number-columns-repeated="2"/>
        </table:table-row>
        <table:table-row table:style-name="ro1">
          <table:table-cell office:value-type="float" office:value="1593078236" calcext:value-type="float">
            <text:p>1593078236</text:p>
          </table:table-cell>
          <table:table-cell office:value-type="float" office:value="130678763" calcext:value-type="float">
            <text:p>130678763</text:p>
          </table:table-cell>
          <table:table-cell table:formula="of:=[.A80]*10^9+[.B80]" office:value-type="float" office:value="1.59307823613068E+018" calcext:value-type="float">
            <text:p>1.59E+18</text:p>
          </table:table-cell>
          <table:table-cell/>
          <table:table-cell office:value-type="string" calcext:value-type="string">
            <text:p>1593078236232362985</text:p>
          </table:table-cell>
          <table:table-cell office:value-type="string" calcext:value-type="string">
            <text:p>1593078236231678009</text:p>
          </table:table-cell>
          <table:table-cell table:formula="of:=([.F80]-[.C80])*10^-6" office:value-type="float" office:value="100.999168" calcext:value-type="float">
            <text:p>100.999168</text:p>
          </table:table-cell>
          <table:table-cell table:number-columns-repeated="2"/>
        </table:table-row>
        <table:table-row table:style-name="ro1">
          <table:table-cell office:value-type="float" office:value="1593078237" calcext:value-type="float">
            <text:p>1593078237</text:p>
          </table:table-cell>
          <table:table-cell office:value-type="float" office:value="130771450" calcext:value-type="float">
            <text:p>130771450</text:p>
          </table:table-cell>
          <table:table-cell table:formula="of:=[.A81]*10^9+[.B81]" office:value-type="float" office:value="1.59307823713077E+018" calcext:value-type="float">
            <text:p>1.59E+18</text:p>
          </table:table-cell>
          <table:table-cell/>
          <table:table-cell office:value-type="string" calcext:value-type="string">
            <text:p>1593078237232546091</text:p>
          </table:table-cell>
          <table:table-cell office:value-type="string" calcext:value-type="string">
            <text:p>1593078237231905937</text:p>
          </table:table-cell>
          <table:table-cell table:formula="of:=([.F81]-[.C81])*10^-6" office:value-type="float" office:value="101.134336" calcext:value-type="float">
            <text:p>101.134336</text:p>
          </table:table-cell>
          <table:table-cell table:number-columns-repeated="2"/>
        </table:table-row>
        <table:table-row table:style-name="ro1">
          <table:table-cell office:value-type="float" office:value="1593078238" calcext:value-type="float">
            <text:p>1593078238</text:p>
          </table:table-cell>
          <table:table-cell office:value-type="float" office:value="130829834" calcext:value-type="float">
            <text:p>130829834</text:p>
          </table:table-cell>
          <table:table-cell table:formula="of:=[.A82]*10^9+[.B82]" office:value-type="float" office:value="1.59307823813083E+018" calcext:value-type="float">
            <text:p>1.59E+18</text:p>
          </table:table-cell>
          <table:table-cell/>
          <table:table-cell office:value-type="string" calcext:value-type="string">
            <text:p>1593078238231828927</text:p>
          </table:table-cell>
          <table:table-cell office:value-type="string" calcext:value-type="string">
            <text:p>1593078238231066942</text:p>
          </table:table-cell>
          <table:table-cell table:formula="of:=([.F82]-[.C82])*10^-6" office:value-type="float" office:value="100.237056" calcext:value-type="float">
            <text:p>100.237056</text:p>
          </table:table-cell>
          <table:table-cell table:number-columns-repeated="2"/>
        </table:table-row>
        <table:table-row table:style-name="ro1">
          <table:table-cell office:value-type="float" office:value="1593078239" calcext:value-type="float">
            <text:p>1593078239</text:p>
          </table:table-cell>
          <table:table-cell office:value-type="float" office:value="130668399" calcext:value-type="float">
            <text:p>130668399</text:p>
          </table:table-cell>
          <table:table-cell table:formula="of:=[.A83]*10^9+[.B83]" office:value-type="float" office:value="1.59307823913067E+018" calcext:value-type="float">
            <text:p>1.59E+18</text:p>
          </table:table-cell>
          <table:table-cell/>
          <table:table-cell office:value-type="string" calcext:value-type="string">
            <text:p>1593078239226387023</text:p>
          </table:table-cell>
          <table:table-cell office:value-type="string" calcext:value-type="string">
            <text:p>1593078239225673913</text:p>
          </table:table-cell>
          <table:table-cell table:formula="of:=([.F83]-[.C83])*10^-6" office:value-type="float" office:value="95.005696" calcext:value-type="float">
            <text:p>95.005696</text:p>
          </table:table-cell>
          <table:table-cell table:number-columns-repeated="2"/>
        </table:table-row>
        <table:table-row table:style-name="ro1">
          <table:table-cell office:value-type="float" office:value="1593078240" calcext:value-type="float">
            <text:p>1593078240</text:p>
          </table:table-cell>
          <table:table-cell office:value-type="float" office:value="130806621" calcext:value-type="float">
            <text:p>130806621</text:p>
          </table:table-cell>
          <table:table-cell table:formula="of:=[.A84]*10^9+[.B84]" office:value-type="float" office:value="1.59307824013081E+018" calcext:value-type="float">
            <text:p>1.59E+18</text:p>
          </table:table-cell>
          <table:table-cell/>
          <table:table-cell office:value-type="string" calcext:value-type="string">
            <text:p>1593078240234590053</text:p>
          </table:table-cell>
          <table:table-cell office:value-type="string" calcext:value-type="string">
            <text:p>1593078240233973026</text:p>
          </table:table-cell>
          <table:table-cell table:formula="of:=([.F84]-[.C84])*10^-6" office:value-type="float" office:value="103.16672" calcext:value-type="float">
            <text:p>103.16672</text:p>
          </table:table-cell>
          <table:table-cell table:number-columns-repeated="2"/>
        </table:table-row>
        <table:table-row table:style-name="ro1">
          <table:table-cell office:value-type="float" office:value="1593078241" calcext:value-type="float">
            <text:p>1593078241</text:p>
          </table:table-cell>
          <table:table-cell office:value-type="float" office:value="130944779" calcext:value-type="float">
            <text:p>130944779</text:p>
          </table:table-cell>
          <table:table-cell table:formula="of:=[.A85]*10^9+[.B85]" office:value-type="float" office:value="1.59307824113094E+018" calcext:value-type="float">
            <text:p>1.59E+18</text:p>
          </table:table-cell>
          <table:table-cell/>
          <table:table-cell office:value-type="string" calcext:value-type="string">
            <text:p>1593078241238682985</text:p>
          </table:table-cell>
          <table:table-cell office:value-type="string" calcext:value-type="string">
            <text:p>1593078241237895011</text:p>
          </table:table-cell>
          <table:table-cell table:formula="of:=([.F85]-[.C85])*10^-6" office:value-type="float" office:value="106.9504" calcext:value-type="float">
            <text:p>106.9504</text:p>
          </table:table-cell>
          <table:table-cell table:number-columns-repeated="2"/>
        </table:table-row>
        <table:table-row table:style-name="ro1">
          <table:table-cell office:value-type="float" office:value="1593078242" calcext:value-type="float">
            <text:p>1593078242</text:p>
          </table:table-cell>
          <table:table-cell office:value-type="float" office:value="131611109" calcext:value-type="float">
            <text:p>131611109</text:p>
          </table:table-cell>
          <table:table-cell table:formula="of:=[.A86]*10^9+[.B86]" office:value-type="float" office:value="1.59307824213161E+018" calcext:value-type="float">
            <text:p>1.59E+18</text:p>
          </table:table-cell>
          <table:table-cell/>
          <table:table-cell office:value-type="string" calcext:value-type="string">
            <text:p>1593078242231507062</text:p>
          </table:table-cell>
          <table:table-cell office:value-type="string" calcext:value-type="string">
            <text:p>1593078242230938911</text:p>
          </table:table-cell>
          <table:table-cell table:formula="of:=([.F86]-[.C86])*10^-6" office:value-type="float" office:value="99.327744" calcext:value-type="float">
            <text:p>99.327744</text:p>
          </table:table-cell>
          <table:table-cell table:number-columns-repeated="2"/>
        </table:table-row>
        <table:table-row table:style-name="ro1">
          <table:table-cell office:value-type="float" office:value="1593078243" calcext:value-type="float">
            <text:p>1593078243</text:p>
          </table:table-cell>
          <table:table-cell office:value-type="float" office:value="131923030" calcext:value-type="float">
            <text:p>131923030</text:p>
          </table:table-cell>
          <table:table-cell table:formula="of:=[.A87]*10^9+[.B87]" office:value-type="float" office:value="1.59307824313192E+018" calcext:value-type="float">
            <text:p>1.59E+18</text:p>
          </table:table-cell>
          <table:table-cell/>
          <table:table-cell office:value-type="string" calcext:value-type="string">
            <text:p>1593078243231142044</text:p>
          </table:table-cell>
          <table:table-cell office:value-type="string" calcext:value-type="string">
            <text:p>1593078243230490922</text:p>
          </table:table-cell>
          <table:table-cell table:formula="of:=([.F87]-[.C87])*10^-6" office:value-type="float" office:value="98.567936" calcext:value-type="float">
            <text:p>98.567936</text:p>
          </table:table-cell>
          <table:table-cell table:number-columns-repeated="2"/>
        </table:table-row>
        <table:table-row table:style-name="ro1">
          <table:table-cell office:value-type="float" office:value="1593078244" calcext:value-type="float">
            <text:p>1593078244</text:p>
          </table:table-cell>
          <table:table-cell office:value-type="float" office:value="131395345" calcext:value-type="float">
            <text:p>131395345</text:p>
          </table:table-cell>
          <table:table-cell table:formula="of:=[.A88]*10^9+[.B88]" office:value-type="float" office:value="1.5930782441314E+018" calcext:value-type="float">
            <text:p>1.59E+18</text:p>
          </table:table-cell>
          <table:table-cell/>
          <table:table-cell office:value-type="string" calcext:value-type="string">
            <text:p>1593078244229753017</text:p>
          </table:table-cell>
          <table:table-cell office:value-type="string" calcext:value-type="string">
            <text:p>1593078244228636026</text:p>
          </table:table-cell>
          <table:table-cell table:formula="of:=([.F88]-[.C88])*10^-6" office:value-type="float" office:value="97.240832" calcext:value-type="float">
            <text:p>97.240832</text:p>
          </table:table-cell>
          <table:table-cell table:number-columns-repeated="2"/>
        </table:table-row>
        <table:table-row table:style-name="ro1">
          <table:table-cell office:value-type="float" office:value="1593078245" calcext:value-type="float">
            <text:p>1593078245</text:p>
          </table:table-cell>
          <table:table-cell office:value-type="float" office:value="131736437" calcext:value-type="float">
            <text:p>131736437</text:p>
          </table:table-cell>
          <table:table-cell table:formula="of:=[.A89]*10^9+[.B89]" office:value-type="float" office:value="1.59307824513174E+018" calcext:value-type="float">
            <text:p>1.59E+18</text:p>
          </table:table-cell>
          <table:table-cell/>
          <table:table-cell office:value-type="string" calcext:value-type="string">
            <text:p>1593078245234915018</text:p>
          </table:table-cell>
          <table:table-cell office:value-type="string" calcext:value-type="string">
            <text:p>1593078245234019041</text:p>
          </table:table-cell>
          <table:table-cell table:formula="of:=([.F89]-[.C89])*10^-6" office:value-type="float" office:value="102.282496" calcext:value-type="float">
            <text:p>102.282496</text:p>
          </table:table-cell>
          <table:table-cell table:number-columns-repeated="2"/>
        </table:table-row>
        <table:table-row table:style-name="ro1">
          <table:table-cell office:value-type="float" office:value="1593078246" calcext:value-type="float">
            <text:p>1593078246</text:p>
          </table:table-cell>
          <table:table-cell office:value-type="float" office:value="131802897" calcext:value-type="float">
            <text:p>131802897</text:p>
          </table:table-cell>
          <table:table-cell table:formula="of:=[.A90]*10^9+[.B90]" office:value-type="float" office:value="1.5930782461318E+018" calcext:value-type="float">
            <text:p>1.59E+18</text:p>
          </table:table-cell>
          <table:table-cell/>
          <table:table-cell office:value-type="string" calcext:value-type="string">
            <text:p>1593078246238223075</text:p>
          </table:table-cell>
          <table:table-cell office:value-type="string" calcext:value-type="string">
            <text:p>1593078246237618923</text:p>
          </table:table-cell>
          <table:table-cell table:formula="of:=([.F90]-[.C90])*10^-6" office:value-type="float" office:value="105.816064" calcext:value-type="float">
            <text:p>105.816064</text:p>
          </table:table-cell>
          <table:table-cell table:number-columns-repeated="2"/>
        </table:table-row>
        <table:table-row table:style-name="ro1">
          <table:table-cell office:value-type="float" office:value="1593078247" calcext:value-type="float">
            <text:p>1593078247</text:p>
          </table:table-cell>
          <table:table-cell office:value-type="float" office:value="131514300" calcext:value-type="float">
            <text:p>131514300</text:p>
          </table:table-cell>
          <table:table-cell table:formula="of:=[.A91]*10^9+[.B91]" office:value-type="float" office:value="1.59307824713151E+018" calcext:value-type="float">
            <text:p>1.59E+18</text:p>
          </table:table-cell>
          <table:table-cell/>
          <table:table-cell office:value-type="string" calcext:value-type="string">
            <text:p>1593078247231388092</text:p>
          </table:table-cell>
          <table:table-cell office:value-type="string" calcext:value-type="string">
            <text:p>1593078247230674982</text:p>
          </table:table-cell>
          <table:table-cell table:formula="of:=([.F91]-[.C91])*10^-6" office:value-type="float" office:value="99.160576" calcext:value-type="float">
            <text:p>99.160576</text:p>
          </table:table-cell>
          <table:table-cell table:number-columns-repeated="2"/>
        </table:table-row>
        <table:table-row table:style-name="ro1">
          <table:table-cell office:value-type="float" office:value="1593078248" calcext:value-type="float">
            <text:p>1593078248</text:p>
          </table:table-cell>
          <table:table-cell office:value-type="float" office:value="131635394" calcext:value-type="float">
            <text:p>131635394</text:p>
          </table:table-cell>
          <table:table-cell table:formula="of:=[.A92]*10^9+[.B92]" office:value-type="float" office:value="1.59307824813164E+018" calcext:value-type="float">
            <text:p>1.59E+18</text:p>
          </table:table-cell>
          <table:table-cell/>
          <table:table-cell office:value-type="string" calcext:value-type="string">
            <text:p>1593078248231237888</text:p>
          </table:table-cell>
          <table:table-cell office:value-type="string" calcext:value-type="string">
            <text:p>1593078248230565071</text:p>
          </table:table-cell>
          <table:table-cell table:formula="of:=([.F92]-[.C92])*10^-6" office:value-type="float" office:value="98.929664" calcext:value-type="float">
            <text:p>98.929664</text:p>
          </table:table-cell>
          <table:table-cell table:number-columns-repeated="2"/>
        </table:table-row>
        <table:table-row table:style-name="ro1">
          <table:table-cell office:value-type="float" office:value="1593078249" calcext:value-type="float">
            <text:p>1593078249</text:p>
          </table:table-cell>
          <table:table-cell office:value-type="float" office:value="131585039" calcext:value-type="float">
            <text:p>131585039</text:p>
          </table:table-cell>
          <table:table-cell table:formula="of:=[.A93]*10^9+[.B93]" office:value-type="float" office:value="1.59307824913159E+018" calcext:value-type="float">
            <text:p>1.59E+18</text:p>
          </table:table-cell>
          <table:table-cell/>
          <table:table-cell office:value-type="string" calcext:value-type="string">
            <text:p>1593078249234893083</text:p>
          </table:table-cell>
          <table:table-cell office:value-type="string" calcext:value-type="string">
            <text:p>1593078249234282970</text:p>
          </table:table-cell>
          <table:table-cell table:formula="of:=([.F93]-[.C93])*10^-6" office:value-type="float" office:value="102.697984" calcext:value-type="float">
            <text:p>102.697984</text:p>
          </table:table-cell>
          <table:table-cell table:number-columns-repeated="2"/>
        </table:table-row>
        <table:table-row table:style-name="ro1">
          <table:table-cell office:value-type="float" office:value="1593078250" calcext:value-type="float">
            <text:p>1593078250</text:p>
          </table:table-cell>
          <table:table-cell office:value-type="float" office:value="131006518" calcext:value-type="float">
            <text:p>131006518</text:p>
          </table:table-cell>
          <table:table-cell table:formula="of:=[.A94]*10^9+[.B94]" office:value-type="float" office:value="1.59307825013101E+018" calcext:value-type="float">
            <text:p>1.59E+18</text:p>
          </table:table-cell>
          <table:table-cell/>
          <table:table-cell office:value-type="string" calcext:value-type="string">
            <text:p>1593078250234436988</text:p>
          </table:table-cell>
          <table:table-cell office:value-type="string" calcext:value-type="string">
            <text:p>1593078250233880043</text:p>
          </table:table-cell>
          <table:table-cell table:formula="of:=([.F94]-[.C94])*10^-6" office:value-type="float" office:value="102.8736" calcext:value-type="float">
            <text:p>102.8736</text:p>
          </table:table-cell>
          <table:table-cell table:number-columns-repeated="2"/>
        </table:table-row>
        <table:table-row table:style-name="ro1">
          <table:table-cell office:value-type="float" office:value="1593078251" calcext:value-type="float">
            <text:p>1593078251</text:p>
          </table:table-cell>
          <table:table-cell office:value-type="float" office:value="131552364" calcext:value-type="float">
            <text:p>131552364</text:p>
          </table:table-cell>
          <table:table-cell table:formula="of:=[.A95]*10^9+[.B95]" office:value-type="float" office:value="1.59307825113155E+018" calcext:value-type="float">
            <text:p>1.59E+18</text:p>
          </table:table-cell>
          <table:table-cell/>
          <table:table-cell office:value-type="string" calcext:value-type="string">
            <text:p>1593078251232191085</text:p>
          </table:table-cell>
          <table:table-cell office:value-type="string" calcext:value-type="string">
            <text:p>1593078251231445074</text:p>
          </table:table-cell>
          <table:table-cell table:formula="of:=([.F95]-[.C95])*10^-6" office:value-type="float" office:value="99.892736" calcext:value-type="float">
            <text:p>99.892736</text:p>
          </table:table-cell>
          <table:table-cell table:number-columns-repeated="2"/>
        </table:table-row>
        <table:table-row table:style-name="ro1">
          <table:table-cell office:value-type="float" office:value="1593078252" calcext:value-type="float">
            <text:p>1593078252</text:p>
          </table:table-cell>
          <table:table-cell office:value-type="float" office:value="131633136" calcext:value-type="float">
            <text:p>131633136</text:p>
          </table:table-cell>
          <table:table-cell table:formula="of:=[.A96]*10^9+[.B96]" office:value-type="float" office:value="1.59307825213163E+018" calcext:value-type="float">
            <text:p>1.59E+18</text:p>
          </table:table-cell>
          <table:table-cell/>
          <table:table-cell office:value-type="string" calcext:value-type="string">
            <text:p>1593078252226670026</text:p>
          </table:table-cell>
          <table:table-cell office:value-type="string" calcext:value-type="string">
            <text:p>1593078252226001977</text:p>
          </table:table-cell>
          <table:table-cell table:formula="of:=([.F96]-[.C96])*10^-6" office:value-type="float" office:value="94.368768" calcext:value-type="float">
            <text:p>94.368768</text:p>
          </table:table-cell>
          <table:table-cell table:number-columns-repeated="2"/>
        </table:table-row>
        <table:table-row table:style-name="ro1">
          <table:table-cell office:value-type="float" office:value="1593078253" calcext:value-type="float">
            <text:p>1593078253</text:p>
          </table:table-cell>
          <table:table-cell office:value-type="float" office:value="132017137" calcext:value-type="float">
            <text:p>132017137</text:p>
          </table:table-cell>
          <table:table-cell table:formula="of:=[.A97]*10^9+[.B97]" office:value-type="float" office:value="1.59307825313202E+018" calcext:value-type="float">
            <text:p>1.59E+18</text:p>
          </table:table-cell>
          <table:table-cell/>
          <table:table-cell office:value-type="string" calcext:value-type="string">
            <text:p>1593078253230988979</text:p>
          </table:table-cell>
          <table:table-cell office:value-type="string" calcext:value-type="string">
            <text:p>1593078253230035066</text:p>
          </table:table-cell>
          <table:table-cell table:formula="of:=([.F97]-[.C97])*10^-6" office:value-type="float" office:value="98.017792" calcext:value-type="float">
            <text:p>98.017792</text:p>
          </table:table-cell>
          <table:table-cell table:number-columns-repeated="2"/>
        </table:table-row>
        <table:table-row table:style-name="ro1">
          <table:table-cell office:value-type="float" office:value="1593078254" calcext:value-type="float">
            <text:p>1593078254</text:p>
          </table:table-cell>
          <table:table-cell office:value-type="float" office:value="131781400" calcext:value-type="float">
            <text:p>131781400</text:p>
          </table:table-cell>
          <table:table-cell table:formula="of:=[.A98]*10^9+[.B98]" office:value-type="float" office:value="1.59307825413178E+018" calcext:value-type="float">
            <text:p>1.59E+18</text:p>
          </table:table-cell>
          <table:table-cell/>
          <table:table-cell office:value-type="string" calcext:value-type="string">
            <text:p>1593078254232270002</text:p>
          </table:table-cell>
          <table:table-cell office:value-type="string" calcext:value-type="string">
            <text:p>1593078254231415987</text:p>
          </table:table-cell>
          <table:table-cell table:formula="of:=([.F98]-[.C98])*10^-6" office:value-type="float" office:value="99.634688" calcext:value-type="float">
            <text:p>99.634688</text:p>
          </table:table-cell>
          <table:table-cell table:number-columns-repeated="2"/>
        </table:table-row>
        <table:table-row table:style-name="ro1">
          <table:table-cell office:value-type="float" office:value="1593078255" calcext:value-type="float">
            <text:p>1593078255</text:p>
          </table:table-cell>
          <table:table-cell office:value-type="float" office:value="131694451" calcext:value-type="float">
            <text:p>131694451</text:p>
          </table:table-cell>
          <table:table-cell table:formula="of:=[.A99]*10^9+[.B99]" office:value-type="float" office:value="1.59307825513169E+018" calcext:value-type="float">
            <text:p>1.59E+18</text:p>
          </table:table-cell>
          <table:table-cell/>
          <table:table-cell office:value-type="string" calcext:value-type="string">
            <text:p>1593078255228737115</text:p>
          </table:table-cell>
          <table:table-cell office:value-type="string" calcext:value-type="string">
            <text:p>1593078255228018999</text:p>
          </table:table-cell>
          <table:table-cell table:formula="of:=([.F99]-[.C99])*10^-6" office:value-type="float" office:value="96.324608" calcext:value-type="float">
            <text:p>96.324608</text:p>
          </table:table-cell>
          <table:table-cell table:number-columns-repeated="2"/>
        </table:table-row>
        <table:table-row table:style-name="ro1">
          <table:table-cell office:value-type="float" office:value="1593078256" calcext:value-type="float">
            <text:p>1593078256</text:p>
          </table:table-cell>
          <table:table-cell office:value-type="float" office:value="131828103" calcext:value-type="float">
            <text:p>131828103</text:p>
          </table:table-cell>
          <table:table-cell table:formula="of:=[.A100]*10^9+[.B100]" office:value-type="float" office:value="1.59307825613183E+018" calcext:value-type="float">
            <text:p>1.59E+18</text:p>
          </table:table-cell>
          <table:table-cell/>
          <table:table-cell office:value-type="string" calcext:value-type="string">
            <text:p>1593078256236462116</text:p>
          </table:table-cell>
          <table:table-cell office:value-type="string" calcext:value-type="string">
            <text:p>1593078256235732078</text:p>
          </table:table-cell>
          <table:table-cell table:formula="of:=([.F100]-[.C100])*10^-6" office:value-type="float" office:value="103.903744" calcext:value-type="float">
            <text:p>103.903744</text:p>
          </table:table-cell>
          <table:table-cell table:number-columns-repeated="2"/>
        </table:table-row>
        <table:table-row table:style-name="ro1">
          <table:table-cell office:value-type="float" office:value="1593078257" calcext:value-type="float">
            <text:p>1593078257</text:p>
          </table:table-cell>
          <table:table-cell office:value-type="float" office:value="131587180" calcext:value-type="float">
            <text:p>131587180</text:p>
          </table:table-cell>
          <table:table-cell table:formula="of:=[.A101]*10^9+[.B101]" office:value-type="float" office:value="1.59307825713159E+018" calcext:value-type="float">
            <text:p>1.59E+18</text:p>
          </table:table-cell>
          <table:table-cell/>
          <table:table-cell office:value-type="string" calcext:value-type="string">
            <text:p>1593078257231806039</text:p>
          </table:table-cell>
          <table:table-cell office:value-type="string" calcext:value-type="string">
            <text:p>1593078257231182098</text:p>
          </table:table-cell>
          <table:table-cell table:formula="of:=([.F101]-[.C101])*10^-6" office:value-type="float" office:value="99.595008" calcext:value-type="float">
            <text:p>99.595008</text:p>
          </table:table-cell>
          <table:table-cell table:number-columns-repeated="2"/>
        </table:table-row>
        <table:table-row table:style-name="ro1">
          <table:table-cell office:value-type="float" office:value="1593078258" calcext:value-type="float">
            <text:p>1593078258</text:p>
          </table:table-cell>
          <table:table-cell office:value-type="float" office:value="131696375" calcext:value-type="float">
            <text:p>131696375</text:p>
          </table:table-cell>
          <table:table-cell table:formula="of:=[.A102]*10^9+[.B102]" office:value-type="float" office:value="1.5930782581317E+018" calcext:value-type="float">
            <text:p>1.59E+18</text:p>
          </table:table-cell>
          <table:table-cell/>
          <table:table-cell office:value-type="string" calcext:value-type="string">
            <text:p>1593078258227735042</text:p>
          </table:table-cell>
          <table:table-cell office:value-type="string" calcext:value-type="string">
            <text:p>1593078258227085113</text:p>
          </table:table-cell>
          <table:table-cell table:formula="of:=([.F102]-[.C102])*10^-6" office:value-type="float" office:value="95.388672" calcext:value-type="float">
            <text:p>95.388672</text:p>
          </table:table-cell>
          <table:table-cell table:number-columns-repeated="2"/>
        </table:table-row>
        <table:table-row table:style-name="ro1">
          <table:table-cell office:value-type="float" office:value="1593078259" calcext:value-type="float">
            <text:p>1593078259</text:p>
          </table:table-cell>
          <table:table-cell office:value-type="float" office:value="131553307" calcext:value-type="float">
            <text:p>131553307</text:p>
          </table:table-cell>
          <table:table-cell table:formula="of:=[.A103]*10^9+[.B103]" office:value-type="float" office:value="1.59307825913155E+018" calcext:value-type="float">
            <text:p>1.59E+18</text:p>
          </table:table-cell>
          <table:table-cell/>
          <table:table-cell office:value-type="string" calcext:value-type="string">
            <text:p>1593078259233375072</text:p>
          </table:table-cell>
          <table:table-cell office:value-type="string" calcext:value-type="string">
            <text:p>1593078259232737064</text:p>
          </table:table-cell>
          <table:table-cell table:formula="of:=([.F103]-[.C103])*10^-6" office:value-type="float" office:value="101.183744" calcext:value-type="float">
            <text:p>101.183744</text:p>
          </table:table-cell>
          <table:table-cell table:number-columns-repeated="2"/>
        </table:table-row>
        <table:table-row table:style-name="ro1">
          <table:table-cell office:value-type="float" office:value="1593078260" calcext:value-type="float">
            <text:p>1593078260</text:p>
          </table:table-cell>
          <table:table-cell office:value-type="float" office:value="131550435" calcext:value-type="float">
            <text:p>131550435</text:p>
          </table:table-cell>
          <table:table-cell table:formula="of:=[.A104]*10^9+[.B104]" office:value-type="float" office:value="1.59307826013155E+018" calcext:value-type="float">
            <text:p>1.59E+18</text:p>
          </table:table-cell>
          <table:table-cell/>
          <table:table-cell office:value-type="string" calcext:value-type="string">
            <text:p>1593078260228243112</text:p>
          </table:table-cell>
          <table:table-cell office:value-type="string" calcext:value-type="string">
            <text:p>1593078260227629899</text:p>
          </table:table-cell>
          <table:table-cell table:formula="of:=([.F104]-[.C104])*10^-6" office:value-type="float" office:value="96.07936" calcext:value-type="float">
            <text:p>96.07936</text:p>
          </table:table-cell>
          <table:table-cell table:number-columns-repeated="2"/>
        </table:table-row>
        <table:table-row table:style-name="ro1">
          <table:table-cell office:value-type="float" office:value="1593078261" calcext:value-type="float">
            <text:p>1593078261</text:p>
          </table:table-cell>
          <table:table-cell office:value-type="float" office:value="131584649" calcext:value-type="float">
            <text:p>131584649</text:p>
          </table:table-cell>
          <table:table-cell table:formula="of:=[.A105]*10^9+[.B105]" office:value-type="float" office:value="1.59307826113158E+018" calcext:value-type="float">
            <text:p>1.59E+18</text:p>
          </table:table-cell>
          <table:table-cell/>
          <table:table-cell office:value-type="string" calcext:value-type="string">
            <text:p>1593078261230134010</text:p>
          </table:table-cell>
          <table:table-cell office:value-type="string" calcext:value-type="string">
            <text:p>1593078261228832006</text:p>
          </table:table-cell>
          <table:table-cell table:formula="of:=([.F105]-[.C105])*10^-6" office:value-type="float" office:value="97.247232" calcext:value-type="float">
            <text:p>97.247232</text:p>
          </table:table-cell>
          <table:table-cell table:number-columns-repeated="2"/>
        </table:table-row>
        <table:table-row table:style-name="ro1">
          <table:table-cell office:value-type="float" office:value="1593078262" calcext:value-type="float">
            <text:p>1593078262</text:p>
          </table:table-cell>
          <table:table-cell office:value-type="float" office:value="131611708" calcext:value-type="float">
            <text:p>131611708</text:p>
          </table:table-cell>
          <table:table-cell table:formula="of:=[.A106]*10^9+[.B106]" office:value-type="float" office:value="1.59307826213161E+018" calcext:value-type="float">
            <text:p>1.59E+18</text:p>
          </table:table-cell>
          <table:table-cell/>
          <table:table-cell office:value-type="string" calcext:value-type="string">
            <text:p>1593078262236027956</text:p>
          </table:table-cell>
          <table:table-cell office:value-type="string" calcext:value-type="string">
            <text:p>1593078262235572099</text:p>
          </table:table-cell>
          <table:table-cell table:formula="of:=([.F106]-[.C106])*10^-6" office:value-type="float" office:value="103.960064" calcext:value-type="float">
            <text:p>103.960064</text:p>
          </table:table-cell>
          <table:table-cell table:number-columns-repeated="2"/>
        </table:table-row>
        <table:table-row table:style-name="ro1">
          <table:table-cell office:value-type="float" office:value="1593078263" calcext:value-type="float">
            <text:p>1593078263</text:p>
          </table:table-cell>
          <table:table-cell office:value-type="float" office:value="131700741" calcext:value-type="float">
            <text:p>131700741</text:p>
          </table:table-cell>
          <table:table-cell table:formula="of:=[.A107]*10^9+[.B107]" office:value-type="float" office:value="1.5930782631317E+018" calcext:value-type="float">
            <text:p>1.59E+18</text:p>
          </table:table-cell>
          <table:table-cell/>
          <table:table-cell office:value-type="string" calcext:value-type="string">
            <text:p>1593078263233625888</text:p>
          </table:table-cell>
          <table:table-cell office:value-type="string" calcext:value-type="string">
            <text:p>1593078263233055114</text:p>
          </table:table-cell>
          <table:table-cell table:formula="of:=([.F107]-[.C107])*10^-6" office:value-type="float" office:value="101.354496" calcext:value-type="float">
            <text:p>101.354496</text:p>
          </table:table-cell>
          <table:table-cell table:number-columns-repeated="2"/>
        </table:table-row>
        <table:table-row table:style-name="ro1">
          <table:table-cell office:value-type="float" office:value="1593078264" calcext:value-type="float">
            <text:p>1593078264</text:p>
          </table:table-cell>
          <table:table-cell office:value-type="float" office:value="131561382" calcext:value-type="float">
            <text:p>131561382</text:p>
          </table:table-cell>
          <table:table-cell table:formula="of:=[.A108]*10^9+[.B108]" office:value-type="float" office:value="1.59307826413156E+018" calcext:value-type="float">
            <text:p>1.59E+18</text:p>
          </table:table-cell>
          <table:table-cell/>
          <table:table-cell office:value-type="string" calcext:value-type="string">
            <text:p>1593078264233993053</text:p>
          </table:table-cell>
          <table:table-cell office:value-type="string" calcext:value-type="string">
            <text:p>1593078264233306884</text:p>
          </table:table-cell>
          <table:table-cell table:formula="of:=([.F108]-[.C108])*10^-6" office:value-type="float" office:value="101.745408" calcext:value-type="float">
            <text:p>101.745408</text:p>
          </table:table-cell>
          <table:table-cell table:number-columns-repeated="2"/>
        </table:table-row>
        <table:table-row table:style-name="ro1">
          <table:table-cell office:value-type="float" office:value="1593078265" calcext:value-type="float">
            <text:p>1593078265</text:p>
          </table:table-cell>
          <table:table-cell office:value-type="float" office:value="131610662" calcext:value-type="float">
            <text:p>131610662</text:p>
          </table:table-cell>
          <table:table-cell table:formula="of:=[.A109]*10^9+[.B109]" office:value-type="float" office:value="1.59307826513161E+018" calcext:value-type="float">
            <text:p>1.59E+18</text:p>
          </table:table-cell>
          <table:table-cell/>
          <table:table-cell office:value-type="string" calcext:value-type="string">
            <text:p>1593078265241899013</text:p>
          </table:table-cell>
          <table:table-cell office:value-type="string" calcext:value-type="string">
            <text:p>1593078265241137981</text:p>
          </table:table-cell>
          <table:table-cell table:formula="of:=([.F109]-[.C109])*10^-6" office:value-type="float" office:value="109.527296" calcext:value-type="float">
            <text:p>109.527296</text:p>
          </table:table-cell>
          <table:table-cell table:number-columns-repeated="2"/>
        </table:table-row>
        <table:table-row table:style-name="ro1">
          <table:table-cell office:value-type="float" office:value="1593078266" calcext:value-type="float">
            <text:p>1593078266</text:p>
          </table:table-cell>
          <table:table-cell office:value-type="float" office:value="131593677" calcext:value-type="float">
            <text:p>131593677</text:p>
          </table:table-cell>
          <table:table-cell table:formula="of:=[.A110]*10^9+[.B110]" office:value-type="float" office:value="1.59307826613159E+018" calcext:value-type="float">
            <text:p>1.59E+18</text:p>
          </table:table-cell>
          <table:table-cell/>
          <table:table-cell office:value-type="string" calcext:value-type="string">
            <text:p>1593078266232207059</text:p>
          </table:table-cell>
          <table:table-cell office:value-type="string" calcext:value-type="string">
            <text:p>1593078266230511903</text:p>
          </table:table-cell>
          <table:table-cell table:formula="of:=([.F110]-[.C110])*10^-6" office:value-type="float" office:value="98.9184" calcext:value-type="float">
            <text:p>98.9184</text:p>
          </table:table-cell>
          <table:table-cell table:number-columns-repeated="2"/>
        </table:table-row>
        <table:table-row table:style-name="ro1">
          <table:table-cell office:value-type="float" office:value="1593078267" calcext:value-type="float">
            <text:p>1593078267</text:p>
          </table:table-cell>
          <table:table-cell office:value-type="float" office:value="131716166" calcext:value-type="float">
            <text:p>131716166</text:p>
          </table:table-cell>
          <table:table-cell table:formula="of:=[.A111]*10^9+[.B111]" office:value-type="float" office:value="1.59307826713172E+018" calcext:value-type="float">
            <text:p>1.59E+18</text:p>
          </table:table-cell>
          <table:table-cell/>
          <table:table-cell office:value-type="string" calcext:value-type="string">
            <text:p>1593078267239095926</text:p>
          </table:table-cell>
          <table:table-cell office:value-type="string" calcext:value-type="string">
            <text:p>1593078267238470077</text:p>
          </table:table-cell>
          <table:table-cell table:formula="of:=([.F111]-[.C111])*10^-6" office:value-type="float" office:value="106.754048" calcext:value-type="float">
            <text:p>106.754048</text:p>
          </table:table-cell>
          <table:table-cell table:number-columns-repeated="2"/>
        </table:table-row>
        <table:table-row table:style-name="ro1">
          <table:table-cell office:value-type="float" office:value="1593078268" calcext:value-type="float">
            <text:p>1593078268</text:p>
          </table:table-cell>
          <table:table-cell office:value-type="float" office:value="131399895" calcext:value-type="float">
            <text:p>131399895</text:p>
          </table:table-cell>
          <table:table-cell table:formula="of:=[.A112]*10^9+[.B112]" office:value-type="float" office:value="1.5930782681314E+018" calcext:value-type="float">
            <text:p>1.59E+18</text:p>
          </table:table-cell>
          <table:table-cell/>
          <table:table-cell office:value-type="string" calcext:value-type="string">
            <text:p>1593078268230737924</text:p>
          </table:table-cell>
          <table:table-cell office:value-type="string" calcext:value-type="string">
            <text:p>1593078268229681015</text:p>
          </table:table-cell>
          <table:table-cell table:formula="of:=([.F112]-[.C112])*10^-6" office:value-type="float" office:value="98.28096" calcext:value-type="float">
            <text:p>98.28096</text:p>
          </table:table-cell>
          <table:table-cell table:number-columns-repeated="2"/>
        </table:table-row>
        <table:table-row table:style-name="ro1">
          <table:table-cell office:value-type="float" office:value="1593078269" calcext:value-type="float">
            <text:p>1593078269</text:p>
          </table:table-cell>
          <table:table-cell office:value-type="float" office:value="131745052" calcext:value-type="float">
            <text:p>131745052</text:p>
          </table:table-cell>
          <table:table-cell table:formula="of:=[.A113]*10^9+[.B113]" office:value-type="float" office:value="1.59307826913175E+018" calcext:value-type="float">
            <text:p>1.59E+18</text:p>
          </table:table-cell>
          <table:table-cell/>
          <table:table-cell office:value-type="string" calcext:value-type="string">
            <text:p>1593078269230983972</text:p>
          </table:table-cell>
          <table:table-cell office:value-type="string" calcext:value-type="string">
            <text:p>1593078269229852914</text:p>
          </table:table-cell>
          <table:table-cell table:formula="of:=([.F113]-[.C113])*10^-6" office:value-type="float" office:value="98.107648" calcext:value-type="float">
            <text:p>98.107648</text:p>
          </table:table-cell>
          <table:table-cell table:number-columns-repeated="2"/>
        </table:table-row>
        <table:table-row table:style-name="ro1">
          <table:table-cell office:value-type="float" office:value="1593078270" calcext:value-type="float">
            <text:p>1593078270</text:p>
          </table:table-cell>
          <table:table-cell office:value-type="float" office:value="130977386" calcext:value-type="float">
            <text:p>130977386</text:p>
          </table:table-cell>
          <table:table-cell table:formula="of:=[.A114]*10^9+[.B114]" office:value-type="float" office:value="1.59307827013098E+018" calcext:value-type="float">
            <text:p>1.59E+18</text:p>
          </table:table-cell>
          <table:table-cell/>
          <table:table-cell office:value-type="string" calcext:value-type="string">
            <text:p>1593078270232753038</text:p>
          </table:table-cell>
          <table:table-cell office:value-type="string" calcext:value-type="string">
            <text:p>1593078270231561899</text:p>
          </table:table-cell>
          <table:table-cell table:formula="of:=([.F114]-[.C114])*10^-6" office:value-type="float" office:value="100.584704" calcext:value-type="float">
            <text:p>100.584704</text:p>
          </table:table-cell>
          <table:table-cell table:number-columns-repeated="2"/>
        </table:table-row>
        <table:table-row table:style-name="ro1">
          <table:table-cell office:value-type="float" office:value="1593078271" calcext:value-type="float">
            <text:p>1593078271</text:p>
          </table:table-cell>
          <table:table-cell office:value-type="float" office:value="131442437" calcext:value-type="float">
            <text:p>131442437</text:p>
          </table:table-cell>
          <table:table-cell table:formula="of:=[.A115]*10^9+[.B115]" office:value-type="float" office:value="1.59307827113144E+018" calcext:value-type="float">
            <text:p>1.59E+18</text:p>
          </table:table-cell>
          <table:table-cell/>
          <table:table-cell office:value-type="string" calcext:value-type="string">
            <text:p>1593078271237490892</text:p>
          </table:table-cell>
          <table:table-cell office:value-type="string" calcext:value-type="string">
            <text:p>1593078271236952066</text:p>
          </table:table-cell>
          <table:table-cell table:formula="of:=([.F115]-[.C115])*10^-6" office:value-type="float" office:value="105.509632" calcext:value-type="float">
            <text:p>105.509632</text:p>
          </table:table-cell>
          <table:table-cell table:number-columns-repeated="2"/>
        </table:table-row>
        <table:table-row table:style-name="ro1">
          <table:table-cell office:value-type="float" office:value="1593078272" calcext:value-type="float">
            <text:p>1593078272</text:p>
          </table:table-cell>
          <table:table-cell office:value-type="float" office:value="131233750" calcext:value-type="float">
            <text:p>131233750</text:p>
          </table:table-cell>
          <table:table-cell table:formula="of:=[.A116]*10^9+[.B116]" office:value-type="float" office:value="1.59307827213123E+018" calcext:value-type="float">
            <text:p>1.59E+18</text:p>
          </table:table-cell>
          <table:table-cell/>
          <table:table-cell office:value-type="string" calcext:value-type="string">
            <text:p>1593078272233654022</text:p>
          </table:table-cell>
          <table:table-cell office:value-type="string" calcext:value-type="string">
            <text:p>1593078272232631921</text:p>
          </table:table-cell>
          <table:table-cell table:formula="of:=([.F116]-[.C116])*10^-6" office:value-type="float" office:value="101.398272" calcext:value-type="float">
            <text:p>101.398272</text:p>
          </table:table-cell>
          <table:table-cell table:number-columns-repeated="2"/>
        </table:table-row>
        <table:table-row table:style-name="ro1">
          <table:table-cell office:value-type="float" office:value="1593078273" calcext:value-type="float">
            <text:p>1593078273</text:p>
          </table:table-cell>
          <table:table-cell office:value-type="float" office:value="131394533" calcext:value-type="float">
            <text:p>131394533</text:p>
          </table:table-cell>
          <table:table-cell table:formula="of:=[.A117]*10^9+[.B117]" office:value-type="float" office:value="1.59307827313139E+018" calcext:value-type="float">
            <text:p>1.59E+18</text:p>
          </table:table-cell>
          <table:table-cell/>
          <table:table-cell office:value-type="string" calcext:value-type="string">
            <text:p>1593078273228828907</text:p>
          </table:table-cell>
          <table:table-cell office:value-type="string" calcext:value-type="string">
            <text:p>1593078273227660894</text:p>
          </table:table-cell>
          <table:table-cell table:formula="of:=([.F117]-[.C117])*10^-6" office:value-type="float" office:value="96.26624" calcext:value-type="float">
            <text:p>96.26624</text:p>
          </table:table-cell>
          <table:table-cell table:number-columns-repeated="2"/>
        </table:table-row>
        <table:table-row table:style-name="ro1">
          <table:table-cell office:value-type="float" office:value="1593078274" calcext:value-type="float">
            <text:p>1593078274</text:p>
          </table:table-cell>
          <table:table-cell office:value-type="float" office:value="131028540" calcext:value-type="float">
            <text:p>131028540</text:p>
          </table:table-cell>
          <table:table-cell table:formula="of:=[.A118]*10^9+[.B118]" office:value-type="float" office:value="1.59307827413103E+018" calcext:value-type="float">
            <text:p>1.59E+18</text:p>
          </table:table-cell>
          <table:table-cell/>
          <table:table-cell office:value-type="string" calcext:value-type="string">
            <text:p>1593078274229445934</text:p>
          </table:table-cell>
          <table:table-cell office:value-type="string" calcext:value-type="string">
            <text:p>1593078274228266954</text:p>
          </table:table-cell>
          <table:table-cell table:formula="of:=([.F118]-[.C118])*10^-6" office:value-type="float" office:value="97.238528" calcext:value-type="float">
            <text:p>97.238528</text:p>
          </table:table-cell>
          <table:table-cell table:number-columns-repeated="2"/>
        </table:table-row>
        <table:table-row table:style-name="ro1">
          <table:table-cell office:value-type="float" office:value="1593078275" calcext:value-type="float">
            <text:p>1593078275</text:p>
          </table:table-cell>
          <table:table-cell office:value-type="float" office:value="131224143" calcext:value-type="float">
            <text:p>131224143</text:p>
          </table:table-cell>
          <table:table-cell table:formula="of:=[.A119]*10^9+[.B119]" office:value-type="float" office:value="1.59307827513122E+018" calcext:value-type="float">
            <text:p>1.59E+18</text:p>
          </table:table-cell>
          <table:table-cell/>
          <table:table-cell office:value-type="string" calcext:value-type="string">
            <text:p>1593078275235579013</text:p>
          </table:table-cell>
          <table:table-cell office:value-type="string" calcext:value-type="string">
            <text:p>1593078275235080003</text:p>
          </table:table-cell>
          <table:table-cell table:formula="of:=([.F119]-[.C119])*10^-6" office:value-type="float" office:value="103.855872" calcext:value-type="float">
            <text:p>103.855872</text:p>
          </table:table-cell>
          <table:table-cell table:number-columns-repeated="2"/>
        </table:table-row>
        <table:table-row table:style-name="ro1">
          <table:table-cell office:value-type="float" office:value="1593078276" calcext:value-type="float">
            <text:p>1593078276</text:p>
          </table:table-cell>
          <table:table-cell office:value-type="float" office:value="131107633" calcext:value-type="float">
            <text:p>131107633</text:p>
          </table:table-cell>
          <table:table-cell table:formula="of:=[.A120]*10^9+[.B120]" office:value-type="float" office:value="1.59307827613111E+018" calcext:value-type="float">
            <text:p>1.59E+18</text:p>
          </table:table-cell>
          <table:table-cell/>
          <table:table-cell office:value-type="string" calcext:value-type="string">
            <text:p>1593078276230500936</text:p>
          </table:table-cell>
          <table:table-cell office:value-type="string" calcext:value-type="string">
            <text:p>1593078276229186058</text:p>
          </table:table-cell>
          <table:table-cell table:formula="of:=([.F120]-[.C120])*10^-6" office:value-type="float" office:value="98.078464" calcext:value-type="float">
            <text:p>98.078464</text:p>
          </table:table-cell>
          <table:table-cell table:number-columns-repeated="2"/>
        </table:table-row>
        <table:table-row table:style-name="ro1">
          <table:table-cell office:value-type="float" office:value="1593078277" calcext:value-type="float">
            <text:p>1593078277</text:p>
          </table:table-cell>
          <table:table-cell office:value-type="float" office:value="131053227" calcext:value-type="float">
            <text:p>131053227</text:p>
          </table:table-cell>
          <table:table-cell table:formula="of:=[.A121]*10^9+[.B121]" office:value-type="float" office:value="1.59307827713105E+018" calcext:value-type="float">
            <text:p>1.59E+18</text:p>
          </table:table-cell>
          <table:table-cell/>
          <table:table-cell office:value-type="string" calcext:value-type="string">
            <text:p>1593078277231483936</text:p>
          </table:table-cell>
          <table:table-cell office:value-type="string" calcext:value-type="string">
            <text:p>1593078277230318069</text:p>
          </table:table-cell>
          <table:table-cell table:formula="of:=([.F121]-[.C121])*10^-6" office:value-type="float" office:value="99.264768" calcext:value-type="float">
            <text:p>99.264768</text:p>
          </table:table-cell>
          <table:table-cell table:number-columns-repeated="2"/>
        </table:table-row>
        <table:table-row table:style-name="ro1">
          <table:table-cell office:value-type="float" office:value="1593078278" calcext:value-type="float">
            <text:p>1593078278</text:p>
          </table:table-cell>
          <table:table-cell office:value-type="float" office:value="130932002" calcext:value-type="float">
            <text:p>130932002</text:p>
          </table:table-cell>
          <table:table-cell table:formula="of:=[.A122]*10^9+[.B122]" office:value-type="float" office:value="1.59307827813093E+018" calcext:value-type="float">
            <text:p>1.59E+18</text:p>
          </table:table-cell>
          <table:table-cell/>
          <table:table-cell office:value-type="string" calcext:value-type="string">
            <text:p>1593078278238240003</text:p>
          </table:table-cell>
          <table:table-cell office:value-type="string" calcext:value-type="string">
            <text:p>1593078278237190961</text:p>
          </table:table-cell>
          <table:table-cell table:formula="of:=([.F122]-[.C122])*10^-6" office:value-type="float" office:value="106.258688" calcext:value-type="float">
            <text:p>106.258688</text:p>
          </table:table-cell>
          <table:table-cell table:number-columns-repeated="2"/>
        </table:table-row>
        <table:table-row table:style-name="ro1">
          <table:table-cell office:value-type="float" office:value="1593078279" calcext:value-type="float">
            <text:p>1593078279</text:p>
          </table:table-cell>
          <table:table-cell office:value-type="float" office:value="131116098" calcext:value-type="float">
            <text:p>131116098</text:p>
          </table:table-cell>
          <table:table-cell table:formula="of:=[.A123]*10^9+[.B123]" office:value-type="float" office:value="1.59307827913112E+018" calcext:value-type="float">
            <text:p>1.59E+18</text:p>
          </table:table-cell>
          <table:table-cell/>
          <table:table-cell office:value-type="string" calcext:value-type="string">
            <text:p>1593078279232131004</text:p>
          </table:table-cell>
          <table:table-cell office:value-type="string" calcext:value-type="string">
            <text:p>1593078279230931997</text:p>
          </table:table-cell>
          <table:table-cell table:formula="of:=([.F123]-[.C123])*10^-6" office:value-type="float" office:value="99.815936" calcext:value-type="float">
            <text:p>99.815936</text:p>
          </table:table-cell>
          <table:table-cell table:number-columns-repeated="2"/>
        </table:table-row>
        <table:table-row table:style-name="ro1">
          <table:table-cell office:value-type="float" office:value="1593078280" calcext:value-type="float">
            <text:p>1593078280</text:p>
          </table:table-cell>
          <table:table-cell office:value-type="float" office:value="130757974" calcext:value-type="float">
            <text:p>130757974</text:p>
          </table:table-cell>
          <table:table-cell table:formula="of:=[.A124]*10^9+[.B124]" office:value-type="float" office:value="1.59307828013076E+018" calcext:value-type="float">
            <text:p>1.59E+18</text:p>
          </table:table-cell>
          <table:table-cell/>
          <table:table-cell office:value-type="string" calcext:value-type="string">
            <text:p>1593078280227977991</text:p>
          </table:table-cell>
          <table:table-cell office:value-type="string" calcext:value-type="string">
            <text:p>1593078280226962089</text:p>
          </table:table-cell>
          <table:table-cell table:formula="of:=([.F124]-[.C124])*10^-6" office:value-type="float" office:value="96.204032" calcext:value-type="float">
            <text:p>96.204032</text:p>
          </table:table-cell>
          <table:table-cell table:number-columns-repeated="2"/>
        </table:table-row>
        <table:table-row table:style-name="ro1">
          <table:table-cell office:value-type="float" office:value="1593078281" calcext:value-type="float">
            <text:p>1593078281</text:p>
          </table:table-cell>
          <table:table-cell office:value-type="float" office:value="130593712" calcext:value-type="float">
            <text:p>130593712</text:p>
          </table:table-cell>
          <table:table-cell table:formula="of:=[.A125]*10^9+[.B125]" office:value-type="float" office:value="1.59307828113059E+018" calcext:value-type="float">
            <text:p>1.59E+18</text:p>
          </table:table-cell>
          <table:table-cell/>
          <table:table-cell office:value-type="string" calcext:value-type="string">
            <text:p>1593078281230499029</text:p>
          </table:table-cell>
          <table:table-cell office:value-type="string" calcext:value-type="string">
            <text:p>1593078281229617118</text:p>
          </table:table-cell>
          <table:table-cell table:formula="of:=([.F125]-[.C125])*10^-6" office:value-type="float" office:value="99.02336" calcext:value-type="float">
            <text:p>99.02336</text:p>
          </table:table-cell>
          <table:table-cell table:number-columns-repeated="2"/>
        </table:table-row>
        <table:table-row table:style-name="ro1">
          <table:table-cell office:value-type="float" office:value="1593078282" calcext:value-type="float">
            <text:p>1593078282</text:p>
          </table:table-cell>
          <table:table-cell office:value-type="float" office:value="130780197" calcext:value-type="float">
            <text:p>130780197</text:p>
          </table:table-cell>
          <table:table-cell table:formula="of:=[.A126]*10^9+[.B126]" office:value-type="float" office:value="1.59307828213078E+018" calcext:value-type="float">
            <text:p>1.59E+18</text:p>
          </table:table-cell>
          <table:table-cell/>
          <table:table-cell office:value-type="string" calcext:value-type="string">
            <text:p>1593078282229918003</text:p>
          </table:table-cell>
          <table:table-cell office:value-type="string" calcext:value-type="string">
            <text:p>1593078282229211091</text:p>
          </table:table-cell>
          <table:table-cell table:formula="of:=([.F126]-[.C126])*10^-6" office:value-type="float" office:value="98.43072" calcext:value-type="float">
            <text:p>98.43072</text:p>
          </table:table-cell>
          <table:table-cell table:number-columns-repeated="2"/>
        </table:table-row>
        <table:table-row table:style-name="ro1">
          <table:table-cell office:value-type="float" office:value="1593078283" calcext:value-type="float">
            <text:p>1593078283</text:p>
          </table:table-cell>
          <table:table-cell office:value-type="float" office:value="130789531" calcext:value-type="float">
            <text:p>130789531</text:p>
          </table:table-cell>
          <table:table-cell table:formula="of:=[.A127]*10^9+[.B127]" office:value-type="float" office:value="1.59307828313079E+018" calcext:value-type="float">
            <text:p>1.59E+18</text:p>
          </table:table-cell>
          <table:table-cell/>
          <table:table-cell office:value-type="string" calcext:value-type="string">
            <text:p>1593078283227904081</text:p>
          </table:table-cell>
          <table:table-cell office:value-type="string" calcext:value-type="string">
            <text:p>1593078283226814031</text:p>
          </table:table-cell>
          <table:table-cell table:formula="of:=([.F127]-[.C127])*10^-6" office:value-type="float" office:value="96.02432" calcext:value-type="float">
            <text:p>96.02432</text:p>
          </table:table-cell>
          <table:table-cell table:number-columns-repeated="2"/>
        </table:table-row>
        <table:table-row table:style-name="ro1">
          <table:table-cell office:value-type="float" office:value="1593078284" calcext:value-type="float">
            <text:p>1593078284</text:p>
          </table:table-cell>
          <table:table-cell office:value-type="float" office:value="130742285" calcext:value-type="float">
            <text:p>130742285</text:p>
          </table:table-cell>
          <table:table-cell table:formula="of:=[.A128]*10^9+[.B128]" office:value-type="float" office:value="1.59307828413074E+018" calcext:value-type="float">
            <text:p>1.59E+18</text:p>
          </table:table-cell>
          <table:table-cell/>
          <table:table-cell office:value-type="string" calcext:value-type="string">
            <text:p>1593078284239814043</text:p>
          </table:table-cell>
          <table:table-cell office:value-type="string" calcext:value-type="string">
            <text:p>1593078284239259958</text:p>
          </table:table-cell>
          <table:table-cell table:formula="of:=([.F128]-[.C128])*10^-6" office:value-type="float" office:value="108.517888" calcext:value-type="float">
            <text:p>108.517888</text:p>
          </table:table-cell>
          <table:table-cell table:number-columns-repeated="2"/>
        </table:table-row>
        <table:table-row table:style-name="ro1">
          <table:table-cell office:value-type="float" office:value="1593078285" calcext:value-type="float">
            <text:p>1593078285</text:p>
          </table:table-cell>
          <table:table-cell office:value-type="float" office:value="130904197" calcext:value-type="float">
            <text:p>130904197</text:p>
          </table:table-cell>
          <table:table-cell table:formula="of:=[.A129]*10^9+[.B129]" office:value-type="float" office:value="1.5930782851309E+018" calcext:value-type="float">
            <text:p>1.59E+18</text:p>
          </table:table-cell>
          <table:table-cell/>
          <table:table-cell office:value-type="string" calcext:value-type="string">
            <text:p>1593078285233433961</text:p>
          </table:table-cell>
          <table:table-cell office:value-type="string" calcext:value-type="string">
            <text:p>1593078285232789039</text:p>
          </table:table-cell>
          <table:table-cell table:formula="of:=([.F129]-[.C129])*10^-6" office:value-type="float" office:value="101.884672" calcext:value-type="float">
            <text:p>101.884672</text:p>
          </table:table-cell>
          <table:table-cell table:number-columns-repeated="2"/>
        </table:table-row>
        <table:table-row table:style-name="ro1">
          <table:table-cell office:value-type="float" office:value="1593078286" calcext:value-type="float">
            <text:p>1593078286</text:p>
          </table:table-cell>
          <table:table-cell office:value-type="float" office:value="130748459" calcext:value-type="float">
            <text:p>130748459</text:p>
          </table:table-cell>
          <table:table-cell table:formula="of:=[.A130]*10^9+[.B130]" office:value-type="float" office:value="1.59307828613075E+018" calcext:value-type="float">
            <text:p>1.59E+18</text:p>
          </table:table-cell>
          <table:table-cell/>
          <table:table-cell office:value-type="string" calcext:value-type="string">
            <text:p>1593078286232086896</text:p>
          </table:table-cell>
          <table:table-cell office:value-type="string" calcext:value-type="string">
            <text:p>1593078286231496095</text:p>
          </table:table-cell>
          <table:table-cell table:formula="of:=([.F130]-[.C130])*10^-6" office:value-type="float" office:value="100.74752" calcext:value-type="float">
            <text:p>100.74752</text:p>
          </table:table-cell>
          <table:table-cell table:number-columns-repeated="2"/>
        </table:table-row>
        <table:table-row table:style-name="ro1">
          <table:table-cell office:value-type="float" office:value="1593078287" calcext:value-type="float">
            <text:p>1593078287</text:p>
          </table:table-cell>
          <table:table-cell office:value-type="float" office:value="130931339" calcext:value-type="float">
            <text:p>130931339</text:p>
          </table:table-cell>
          <table:table-cell table:formula="of:=[.A131]*10^9+[.B131]" office:value-type="float" office:value="1.59307828713093E+018" calcext:value-type="float">
            <text:p>1.59E+18</text:p>
          </table:table-cell>
          <table:table-cell/>
          <table:table-cell office:value-type="string" calcext:value-type="string">
            <text:p>1593078287231100082</text:p>
          </table:table-cell>
          <table:table-cell office:value-type="string" calcext:value-type="string">
            <text:p>1593078287230542898</text:p>
          </table:table-cell>
          <table:table-cell table:formula="of:=([.F131]-[.C131])*10^-6" office:value-type="float" office:value="99.611392" calcext:value-type="float">
            <text:p>99.611392</text:p>
          </table:table-cell>
          <table:table-cell table:number-columns-repeated="2"/>
        </table:table-row>
        <table:table-row table:style-name="ro1">
          <table:table-cell office:value-type="float" office:value="1593078288" calcext:value-type="float">
            <text:p>1593078288</text:p>
          </table:table-cell>
          <table:table-cell office:value-type="float" office:value="130843588" calcext:value-type="float">
            <text:p>130843588</text:p>
          </table:table-cell>
          <table:table-cell table:formula="of:=[.A132]*10^9+[.B132]" office:value-type="float" office:value="1.59307828813084E+018" calcext:value-type="float">
            <text:p>1.59E+18</text:p>
          </table:table-cell>
          <table:table-cell/>
          <table:table-cell office:value-type="string" calcext:value-type="string">
            <text:p>1593078288229794979</text:p>
          </table:table-cell>
          <table:table-cell office:value-type="string" calcext:value-type="string">
            <text:p>1593078288229257106</text:p>
          </table:table-cell>
          <table:table-cell table:formula="of:=([.F132]-[.C132])*10^-6" office:value-type="float" office:value="98.413568" calcext:value-type="float">
            <text:p>98.413568</text:p>
          </table:table-cell>
          <table:table-cell table:number-columns-repeated="2"/>
        </table:table-row>
        <table:table-row table:style-name="ro1">
          <table:table-cell office:value-type="float" office:value="1593078289" calcext:value-type="float">
            <text:p>1593078289</text:p>
          </table:table-cell>
          <table:table-cell office:value-type="float" office:value="131552541" calcext:value-type="float">
            <text:p>131552541</text:p>
          </table:table-cell>
          <table:table-cell table:formula="of:=[.A133]*10^9+[.B133]" office:value-type="float" office:value="1.59307828913155E+018" calcext:value-type="float">
            <text:p>1.59E+18</text:p>
          </table:table-cell>
          <table:table-cell/>
          <table:table-cell office:value-type="string" calcext:value-type="string">
            <text:p>1593078289236797094</text:p>
          </table:table-cell>
          <table:table-cell office:value-type="string" calcext:value-type="string">
            <text:p>1593078289236105918</text:p>
          </table:table-cell>
          <table:table-cell table:formula="of:=([.F133]-[.C133])*10^-6" office:value-type="float" office:value="104.553472" calcext:value-type="float">
            <text:p>104.553472</text:p>
          </table:table-cell>
          <table:table-cell table:number-columns-repeated="2"/>
        </table:table-row>
        <table:table-row table:style-name="ro1">
          <table:table-cell office:value-type="float" office:value="1593078290" calcext:value-type="float">
            <text:p>1593078290</text:p>
          </table:table-cell>
          <table:table-cell office:value-type="float" office:value="131341279" calcext:value-type="float">
            <text:p>131341279</text:p>
          </table:table-cell>
          <table:table-cell table:formula="of:=[.A134]*10^9+[.B134]" office:value-type="float" office:value="1.59307829013134E+018" calcext:value-type="float">
            <text:p>1.59E+18</text:p>
          </table:table-cell>
          <table:table-cell/>
          <table:table-cell office:value-type="string" calcext:value-type="string">
            <text:p>1593078290231216907</text:p>
          </table:table-cell>
          <table:table-cell office:value-type="string" calcext:value-type="string">
            <text:p>1593078290230099916</text:p>
          </table:table-cell>
          <table:table-cell table:formula="of:=([.F134]-[.C134])*10^-6" office:value-type="float" office:value="98.758656" calcext:value-type="float">
            <text:p>98.758656</text:p>
          </table:table-cell>
          <table:table-cell table:number-columns-repeated="2"/>
        </table:table-row>
        <table:table-row table:style-name="ro1">
          <table:table-cell office:value-type="float" office:value="1593078291" calcext:value-type="float">
            <text:p>1593078291</text:p>
          </table:table-cell>
          <table:table-cell office:value-type="float" office:value="131826742" calcext:value-type="float">
            <text:p>131826742</text:p>
          </table:table-cell>
          <table:table-cell table:formula="of:=[.A135]*10^9+[.B135]" office:value-type="float" office:value="1.59307829113183E+018" calcext:value-type="float">
            <text:p>1.59E+18</text:p>
          </table:table-cell>
          <table:table-cell/>
          <table:table-cell office:value-type="string" calcext:value-type="string">
            <text:p>1593078291231009006</text:p>
          </table:table-cell>
          <table:table-cell office:value-type="string" calcext:value-type="string">
            <text:p>1593078291230317115</text:p>
          </table:table-cell>
          <table:table-cell table:formula="of:=([.F135]-[.C135])*10^-6" office:value-type="float" office:value="98.490368" calcext:value-type="float">
            <text:p>98.490368</text:p>
          </table:table-cell>
          <table:table-cell table:number-columns-repeated="2"/>
        </table:table-row>
        <table:table-row table:style-name="ro1">
          <table:table-cell office:value-type="float" office:value="1593078292" calcext:value-type="float">
            <text:p>1593078292</text:p>
          </table:table-cell>
          <table:table-cell office:value-type="float" office:value="131805539" calcext:value-type="float">
            <text:p>131805539</text:p>
          </table:table-cell>
          <table:table-cell table:formula="of:=[.A136]*10^9+[.B136]" office:value-type="float" office:value="1.59307829213181E+018" calcext:value-type="float">
            <text:p>1.59E+18</text:p>
          </table:table-cell>
          <table:table-cell/>
          <table:table-cell office:value-type="string" calcext:value-type="string">
            <text:p>1593078292227973937</text:p>
          </table:table-cell>
          <table:table-cell office:value-type="string" calcext:value-type="string">
            <text:p>1593078292227377891</text:p>
          </table:table-cell>
          <table:table-cell table:formula="of:=([.F136]-[.C136])*10^-6" office:value-type="float" office:value="95.57248" calcext:value-type="float">
            <text:p>95.57248</text:p>
          </table:table-cell>
          <table:table-cell table:number-columns-repeated="2"/>
        </table:table-row>
        <table:table-row table:style-name="ro1">
          <table:table-cell office:value-type="float" office:value="1593078293" calcext:value-type="float">
            <text:p>1593078293</text:p>
          </table:table-cell>
          <table:table-cell office:value-type="float" office:value="131568537" calcext:value-type="float">
            <text:p>131568537</text:p>
          </table:table-cell>
          <table:table-cell table:formula="of:=[.A137]*10^9+[.B137]" office:value-type="float" office:value="1.59307829313157E+018" calcext:value-type="float">
            <text:p>1.59E+18</text:p>
          </table:table-cell>
          <table:table-cell/>
          <table:table-cell office:value-type="string" calcext:value-type="string">
            <text:p>1593078293233026981</text:p>
          </table:table-cell>
          <table:table-cell office:value-type="string" calcext:value-type="string">
            <text:p>1593078293232331991</text:p>
          </table:table-cell>
          <table:table-cell table:formula="of:=([.F137]-[.C137])*10^-6" office:value-type="float" office:value="100.763648" calcext:value-type="float">
            <text:p>100.763648</text:p>
          </table:table-cell>
          <table:table-cell table:number-columns-repeated="2"/>
        </table:table-row>
        <table:table-row table:style-name="ro1">
          <table:table-cell office:value-type="float" office:value="1593078294" calcext:value-type="float">
            <text:p>1593078294</text:p>
          </table:table-cell>
          <table:table-cell office:value-type="float" office:value="131816263" calcext:value-type="float">
            <text:p>131816263</text:p>
          </table:table-cell>
          <table:table-cell table:formula="of:=[.A138]*10^9+[.B138]" office:value-type="float" office:value="1.59307829413182E+018" calcext:value-type="float">
            <text:p>1.59E+18</text:p>
          </table:table-cell>
          <table:table-cell/>
          <table:table-cell office:value-type="string" calcext:value-type="string">
            <text:p>1593078294228943109</text:p>
          </table:table-cell>
          <table:table-cell office:value-type="string" calcext:value-type="string">
            <text:p>1593078294228332996</text:p>
          </table:table-cell>
          <table:table-cell table:formula="of:=([.F138]-[.C138])*10^-6" office:value-type="float" office:value="96.516608" calcext:value-type="float">
            <text:p>96.516608</text:p>
          </table:table-cell>
          <table:table-cell table:number-columns-repeated="2"/>
        </table:table-row>
        <table:table-row table:style-name="ro1">
          <table:table-cell office:value-type="float" office:value="1593078295" calcext:value-type="float">
            <text:p>1593078295</text:p>
          </table:table-cell>
          <table:table-cell office:value-type="float" office:value="131174662" calcext:value-type="float">
            <text:p>131174662</text:p>
          </table:table-cell>
          <table:table-cell table:formula="of:=[.A139]*10^9+[.B139]" office:value-type="float" office:value="1.59307829513117E+018" calcext:value-type="float">
            <text:p>1.59E+18</text:p>
          </table:table-cell>
          <table:table-cell/>
          <table:table-cell office:value-type="string" calcext:value-type="string">
            <text:p>1593078295236102104</text:p>
          </table:table-cell>
          <table:table-cell office:value-type="string" calcext:value-type="string">
            <text:p>1593078295235579013</text:p>
          </table:table-cell>
          <table:table-cell table:formula="of:=([.F139]-[.C139])*10^-6" office:value-type="float" office:value="104.404224" calcext:value-type="float">
            <text:p>104.404224</text:p>
          </table:table-cell>
          <table:table-cell table:number-columns-repeated="2"/>
        </table:table-row>
        <table:table-row table:style-name="ro1">
          <table:table-cell office:value-type="float" office:value="1593078296" calcext:value-type="float">
            <text:p>1593078296</text:p>
          </table:table-cell>
          <table:table-cell office:value-type="float" office:value="131598947" calcext:value-type="float">
            <text:p>131598947</text:p>
          </table:table-cell>
          <table:table-cell table:formula="of:=[.A140]*10^9+[.B140]" office:value-type="float" office:value="1.5930782961316E+018" calcext:value-type="float">
            <text:p>1.59E+18</text:p>
          </table:table-cell>
          <table:table-cell/>
          <table:table-cell office:value-type="string" calcext:value-type="string">
            <text:p>1593078296230199098</text:p>
          </table:table-cell>
          <table:table-cell office:value-type="string" calcext:value-type="string">
            <text:p>1593078296229636907</text:p>
          </table:table-cell>
          <table:table-cell table:formula="of:=([.F140]-[.C140])*10^-6" office:value-type="float" office:value="98.038016" calcext:value-type="float">
            <text:p>98.038016</text:p>
          </table:table-cell>
          <table:table-cell table:number-columns-repeated="2"/>
        </table:table-row>
        <table:table-row table:style-name="ro1">
          <table:table-cell office:value-type="float" office:value="1593078297" calcext:value-type="float">
            <text:p>1593078297</text:p>
          </table:table-cell>
          <table:table-cell office:value-type="float" office:value="131538437" calcext:value-type="float">
            <text:p>131538437</text:p>
          </table:table-cell>
          <table:table-cell table:formula="of:=[.A141]*10^9+[.B141]" office:value-type="float" office:value="1.59307829713154E+018" calcext:value-type="float">
            <text:p>1.59E+18</text:p>
          </table:table-cell>
          <table:table-cell/>
          <table:table-cell office:value-type="string" calcext:value-type="string">
            <text:p>1593078297230973958</text:p>
          </table:table-cell>
          <table:table-cell office:value-type="string" calcext:value-type="string">
            <text:p>1593078297230345964</text:p>
          </table:table-cell>
          <table:table-cell table:formula="of:=([.F141]-[.C141])*10^-6" office:value-type="float" office:value="98.807552" calcext:value-type="float">
            <text:p>98.807552</text:p>
          </table:table-cell>
          <table:table-cell table:number-columns-repeated="2"/>
        </table:table-row>
        <table:table-row table:style-name="ro1">
          <table:table-cell office:value-type="float" office:value="1593078298" calcext:value-type="float">
            <text:p>1593078298</text:p>
          </table:table-cell>
          <table:table-cell office:value-type="float" office:value="131840674" calcext:value-type="float">
            <text:p>131840674</text:p>
          </table:table-cell>
          <table:table-cell table:formula="of:=[.A142]*10^9+[.B142]" office:value-type="float" office:value="1.59307829813184E+018" calcext:value-type="float">
            <text:p>1.59E+18</text:p>
          </table:table-cell>
          <table:table-cell/>
          <table:table-cell office:value-type="string" calcext:value-type="string">
            <text:p>1593078298237827062</text:p>
          </table:table-cell>
          <table:table-cell office:value-type="string" calcext:value-type="string">
            <text:p>1593078298236939907</text:p>
          </table:table-cell>
          <table:table-cell table:formula="of:=([.F142]-[.C142])*10^-6" office:value-type="float" office:value="105.09952" calcext:value-type="float">
            <text:p>105.09952</text:p>
          </table:table-cell>
          <table:table-cell table:number-columns-repeated="2"/>
        </table:table-row>
        <table:table-row table:style-name="ro1">
          <table:table-cell office:value-type="float" office:value="1593078299" calcext:value-type="float">
            <text:p>1593078299</text:p>
          </table:table-cell>
          <table:table-cell office:value-type="float" office:value="132052870" calcext:value-type="float">
            <text:p>132052870</text:p>
          </table:table-cell>
          <table:table-cell table:formula="of:=[.A143]*10^9+[.B143]" office:value-type="float" office:value="1.59307829913205E+018" calcext:value-type="float">
            <text:p>1.59E+18</text:p>
          </table:table-cell>
          <table:table-cell/>
          <table:table-cell office:value-type="string" calcext:value-type="string">
            <text:p>1593078299235548973</text:p>
          </table:table-cell>
          <table:table-cell office:value-type="string" calcext:value-type="string">
            <text:p>1593078299234760999</text:p>
          </table:table-cell>
          <table:table-cell table:formula="of:=([.F143]-[.C143])*10^-6" office:value-type="float" office:value="102.707968" calcext:value-type="float">
            <text:p>102.707968</text:p>
          </table:table-cell>
          <table:table-cell table:number-columns-repeated="2"/>
        </table:table-row>
        <table:table-row table:style-name="ro1">
          <table:table-cell office:value-type="float" office:value="1593078300" calcext:value-type="float">
            <text:p>1593078300</text:p>
          </table:table-cell>
          <table:table-cell office:value-type="float" office:value="130693602" calcext:value-type="float">
            <text:p>130693602</text:p>
          </table:table-cell>
          <table:table-cell table:formula="of:=[.A144]*10^9+[.B144]" office:value-type="float" office:value="1.59307830013069E+018" calcext:value-type="float">
            <text:p>1.59E+18</text:p>
          </table:table-cell>
          <table:table-cell/>
          <table:table-cell office:value-type="string" calcext:value-type="string">
            <text:p>1593078300239480972</text:p>
          </table:table-cell>
          <table:table-cell office:value-type="string" calcext:value-type="string">
            <text:p>1593078300238697052</text:p>
          </table:table-cell>
          <table:table-cell table:formula="of:=([.F144]-[.C144])*10^-6" office:value-type="float" office:value="108.003328" calcext:value-type="float">
            <text:p>108.003328</text:p>
          </table:table-cell>
          <table:table-cell table:number-columns-repeated="2"/>
        </table:table-row>
        <table:table-row table:style-name="ro1">
          <table:table-cell office:value-type="float" office:value="1593078301" calcext:value-type="float">
            <text:p>1593078301</text:p>
          </table:table-cell>
          <table:table-cell office:value-type="float" office:value="131610035" calcext:value-type="float">
            <text:p>131610035</text:p>
          </table:table-cell>
          <table:table-cell table:formula="of:=[.A145]*10^9+[.B145]" office:value-type="float" office:value="1.59307830113161E+018" calcext:value-type="float">
            <text:p>1.59E+18</text:p>
          </table:table-cell>
          <table:table-cell/>
          <table:table-cell office:value-type="string" calcext:value-type="string">
            <text:p>1593078301235646009</text:p>
          </table:table-cell>
          <table:table-cell office:value-type="string" calcext:value-type="string">
            <text:p>1593078301234718084</text:p>
          </table:table-cell>
          <table:table-cell table:formula="of:=([.F145]-[.C145])*10^-6" office:value-type="float" office:value="103.108096" calcext:value-type="float">
            <text:p>103.108096</text:p>
          </table:table-cell>
          <table:table-cell table:number-columns-repeated="2"/>
        </table:table-row>
        <table:table-row table:style-name="ro1">
          <table:table-cell office:value-type="float" office:value="1593078302" calcext:value-type="float">
            <text:p>1593078302</text:p>
          </table:table-cell>
          <table:table-cell office:value-type="float" office:value="131785917" calcext:value-type="float">
            <text:p>131785917</text:p>
          </table:table-cell>
          <table:table-cell table:formula="of:=[.A146]*10^9+[.B146]" office:value-type="float" office:value="1.59307830213179E+018" calcext:value-type="float">
            <text:p>1.59E+18</text:p>
          </table:table-cell>
          <table:table-cell/>
          <table:table-cell office:value-type="string" calcext:value-type="string">
            <text:p>1593078302230354070</text:p>
          </table:table-cell>
          <table:table-cell office:value-type="string" calcext:value-type="string">
            <text:p>1593078302229295969</text:p>
          </table:table-cell>
          <table:table-cell table:formula="of:=([.F146]-[.C146])*10^-6" office:value-type="float" office:value="97.510144" calcext:value-type="float">
            <text:p>97.510144</text:p>
          </table:table-cell>
          <table:table-cell table:number-columns-repeated="2"/>
        </table:table-row>
        <table:table-row table:style-name="ro1">
          <table:table-cell office:value-type="float" office:value="1593078303" calcext:value-type="float">
            <text:p>1593078303</text:p>
          </table:table-cell>
          <table:table-cell office:value-type="float" office:value="130999807" calcext:value-type="float">
            <text:p>130999807</text:p>
          </table:table-cell>
          <table:table-cell table:formula="of:=[.A147]*10^9+[.B147]" office:value-type="float" office:value="1.593078303131E+018" calcext:value-type="float">
            <text:p>1.59E+18</text:p>
          </table:table-cell>
          <table:table-cell/>
          <table:table-cell office:value-type="string" calcext:value-type="string">
            <text:p>1593078303238147020</text:p>
          </table:table-cell>
          <table:table-cell office:value-type="string" calcext:value-type="string">
            <text:p>1593078303237489938</text:p>
          </table:table-cell>
          <table:table-cell table:formula="of:=([.F147]-[.C147])*10^-6" office:value-type="float" office:value="106.490112" calcext:value-type="float">
            <text:p>106.490112</text:p>
          </table:table-cell>
          <table:table-cell table:number-columns-repeated="2"/>
        </table:table-row>
        <table:table-row table:style-name="ro1">
          <table:table-cell office:value-type="float" office:value="1593078304" calcext:value-type="float">
            <text:p>1593078304</text:p>
          </table:table-cell>
          <table:table-cell office:value-type="float" office:value="131713503" calcext:value-type="float">
            <text:p>131713503</text:p>
          </table:table-cell>
          <table:table-cell table:formula="of:=[.A148]*10^9+[.B148]" office:value-type="float" office:value="1.59307830413171E+018" calcext:value-type="float">
            <text:p>1.59E+18</text:p>
          </table:table-cell>
          <table:table-cell/>
          <table:table-cell office:value-type="string" calcext:value-type="string">
            <text:p>1593078304237123012</text:p>
          </table:table-cell>
          <table:table-cell office:value-type="string" calcext:value-type="string">
            <text:p>1593078304236509084</text:p>
          </table:table-cell>
          <table:table-cell table:formula="of:=([.F148]-[.C148])*10^-6" office:value-type="float" office:value="104.795648" calcext:value-type="float">
            <text:p>104.795648</text:p>
          </table:table-cell>
          <table:table-cell table:number-columns-repeated="2"/>
        </table:table-row>
        <table:table-row table:style-name="ro1">
          <table:table-cell office:value-type="float" office:value="1593078305" calcext:value-type="float">
            <text:p>1593078305</text:p>
          </table:table-cell>
          <table:table-cell office:value-type="float" office:value="131933292" calcext:value-type="float">
            <text:p>131933292</text:p>
          </table:table-cell>
          <table:table-cell table:formula="of:=[.A149]*10^9+[.B149]" office:value-type="float" office:value="1.59307830513193E+018" calcext:value-type="float">
            <text:p>1.59E+18</text:p>
          </table:table-cell>
          <table:table-cell/>
          <table:table-cell office:value-type="string" calcext:value-type="string">
            <text:p>1593078305240869998</text:p>
          </table:table-cell>
          <table:table-cell office:value-type="string" calcext:value-type="string">
            <text:p>1593078305239970922</text:p>
          </table:table-cell>
          <table:table-cell table:formula="of:=([.F149]-[.C149])*10^-6" office:value-type="float" office:value="108.037632" calcext:value-type="float">
            <text:p>108.037632</text:p>
          </table:table-cell>
          <table:table-cell table:number-columns-repeated="2"/>
        </table:table-row>
        <table:table-row table:style-name="ro1">
          <table:table-cell office:value-type="float" office:value="1593078306" calcext:value-type="float">
            <text:p>1593078306</text:p>
          </table:table-cell>
          <table:table-cell office:value-type="float" office:value="131880839" calcext:value-type="float">
            <text:p>131880839</text:p>
          </table:table-cell>
          <table:table-cell table:formula="of:=[.A150]*10^9+[.B150]" office:value-type="float" office:value="1.59307830613188E+018" calcext:value-type="float">
            <text:p>1.59E+18</text:p>
          </table:table-cell>
          <table:table-cell/>
          <table:table-cell office:value-type="string" calcext:value-type="string">
            <text:p>1593078306238204956</text:p>
          </table:table-cell>
          <table:table-cell office:value-type="string" calcext:value-type="string">
            <text:p>1593078306237441062</text:p>
          </table:table-cell>
          <table:table-cell table:formula="of:=([.F150]-[.C150])*10^-6" office:value-type="float" office:value="105.560064" calcext:value-type="float">
            <text:p>105.560064</text:p>
          </table:table-cell>
          <table:table-cell table:number-columns-repeated="2"/>
        </table:table-row>
        <table:table-row table:style-name="ro1">
          <table:table-cell office:value-type="float" office:value="1593078307" calcext:value-type="float">
            <text:p>1593078307</text:p>
          </table:table-cell>
          <table:table-cell office:value-type="float" office:value="130426956" calcext:value-type="float">
            <text:p>130426956</text:p>
          </table:table-cell>
          <table:table-cell table:formula="of:=[.A151]*10^9+[.B151]" office:value-type="float" office:value="1.59307830713043E+018" calcext:value-type="float">
            <text:p>1.59E+18</text:p>
          </table:table-cell>
          <table:table-cell/>
          <table:table-cell office:value-type="string" calcext:value-type="string">
            <text:p>1593078307235938072</text:p>
          </table:table-cell>
          <table:table-cell office:value-type="string" calcext:value-type="string">
            <text:p>1593078307235260009</text:p>
          </table:table-cell>
          <table:table-cell table:formula="of:=([.F151]-[.C151])*10^-6" office:value-type="float" office:value="104.83328" calcext:value-type="float">
            <text:p>104.83328</text:p>
          </table:table-cell>
          <table:table-cell table:number-columns-repeated="2"/>
        </table:table-row>
        <table:table-row table:style-name="ro1">
          <table:table-cell office:value-type="float" office:value="1593078308" calcext:value-type="float">
            <text:p>1593078308</text:p>
          </table:table-cell>
          <table:table-cell office:value-type="float" office:value="131515882" calcext:value-type="float">
            <text:p>131515882</text:p>
          </table:table-cell>
          <table:table-cell table:formula="of:=[.A152]*10^9+[.B152]" office:value-type="float" office:value="1.59307830813152E+018" calcext:value-type="float">
            <text:p>1.59E+18</text:p>
          </table:table-cell>
          <table:table-cell/>
          <table:table-cell office:value-type="string" calcext:value-type="string">
            <text:p>1593078308234920978</text:p>
          </table:table-cell>
          <table:table-cell office:value-type="string" calcext:value-type="string">
            <text:p>1593078308234332084</text:p>
          </table:table-cell>
          <table:table-cell table:formula="of:=([.F152]-[.C152])*10^-6" office:value-type="float" office:value="102.816256" calcext:value-type="float">
            <text:p>102.816256</text:p>
          </table:table-cell>
          <table:table-cell table:number-columns-repeated="2"/>
        </table:table-row>
        <table:table-row table:style-name="ro1">
          <table:table-cell office:value-type="float" office:value="1593078309" calcext:value-type="float">
            <text:p>1593078309</text:p>
          </table:table-cell>
          <table:table-cell office:value-type="float" office:value="131374968" calcext:value-type="float">
            <text:p>131374968</text:p>
          </table:table-cell>
          <table:table-cell table:formula="of:=[.A153]*10^9+[.B153]" office:value-type="float" office:value="1.59307830913138E+018" calcext:value-type="float">
            <text:p>1.59E+18</text:p>
          </table:table-cell>
          <table:table-cell/>
          <table:table-cell office:value-type="string" calcext:value-type="string">
            <text:p>1593078309230024099</text:p>
          </table:table-cell>
          <table:table-cell office:value-type="string" calcext:value-type="string">
            <text:p>1593078309229506969</text:p>
          </table:table-cell>
          <table:table-cell table:formula="of:=([.F153]-[.C153])*10^-6" office:value-type="float" office:value="98.131968" calcext:value-type="float">
            <text:p>98.131968</text:p>
          </table:table-cell>
          <table:table-cell table:number-columns-repeated="2"/>
        </table:table-row>
        <table:table-row table:style-name="ro1">
          <table:table-cell office:value-type="float" office:value="1593078310" calcext:value-type="float">
            <text:p>1593078310</text:p>
          </table:table-cell>
          <table:table-cell office:value-type="float" office:value="131551747" calcext:value-type="float">
            <text:p>131551747</text:p>
          </table:table-cell>
          <table:table-cell table:formula="of:=[.A154]*10^9+[.B154]" office:value-type="float" office:value="1.59307831013155E+018" calcext:value-type="float">
            <text:p>1.59E+18</text:p>
          </table:table-cell>
          <table:table-cell/>
          <table:table-cell office:value-type="string" calcext:value-type="string">
            <text:p>1593078310227706909</text:p>
          </table:table-cell>
          <table:table-cell office:value-type="string" calcext:value-type="string">
            <text:p>1593078310227152109</text:p>
          </table:table-cell>
          <table:table-cell table:formula="of:=([.F154]-[.C154])*10^-6" office:value-type="float" office:value="95.600128" calcext:value-type="float">
            <text:p>95.600128</text:p>
          </table:table-cell>
          <table:table-cell table:number-columns-repeated="2"/>
        </table:table-row>
        <table:table-row table:style-name="ro1">
          <table:table-cell office:value-type="float" office:value="1593078311" calcext:value-type="float">
            <text:p>1593078311</text:p>
          </table:table-cell>
          <table:table-cell office:value-type="float" office:value="131532930" calcext:value-type="float">
            <text:p>131532930</text:p>
          </table:table-cell>
          <table:table-cell table:formula="of:=[.A155]*10^9+[.B155]" office:value-type="float" office:value="1.59307831113153E+018" calcext:value-type="float">
            <text:p>1.59E+18</text:p>
          </table:table-cell>
          <table:table-cell/>
          <table:table-cell office:value-type="string" calcext:value-type="string">
            <text:p>1593078311234394073</text:p>
          </table:table-cell>
          <table:table-cell office:value-type="string" calcext:value-type="string">
            <text:p>1593078311233572006</text:p>
          </table:table-cell>
          <table:table-cell table:formula="of:=([.F155]-[.C155])*10^-6" office:value-type="float" office:value="102.038784" calcext:value-type="float">
            <text:p>102.038784</text:p>
          </table:table-cell>
          <table:table-cell table:number-columns-repeated="2"/>
        </table:table-row>
        <table:table-row table:style-name="ro1">
          <table:table-cell office:value-type="float" office:value="1593078312" calcext:value-type="float">
            <text:p>1593078312</text:p>
          </table:table-cell>
          <table:table-cell office:value-type="float" office:value="130747860" calcext:value-type="float">
            <text:p>130747860</text:p>
          </table:table-cell>
          <table:table-cell table:formula="of:=[.A156]*10^9+[.B156]" office:value-type="float" office:value="1.59307831213075E+018" calcext:value-type="float">
            <text:p>1.59E+18</text:p>
          </table:table-cell>
          <table:table-cell/>
          <table:table-cell office:value-type="string" calcext:value-type="string">
            <text:p>1593078312231074094</text:p>
          </table:table-cell>
          <table:table-cell office:value-type="string" calcext:value-type="string">
            <text:p>1593078312230487108</text:p>
          </table:table-cell>
          <table:table-cell table:formula="of:=([.F156]-[.C156])*10^-6" office:value-type="float" office:value="99.739136" calcext:value-type="float">
            <text:p>99.739136</text:p>
          </table:table-cell>
          <table:table-cell table:number-columns-repeated="2"/>
        </table:table-row>
        <table:table-row table:style-name="ro1">
          <table:table-cell office:value-type="float" office:value="1593078313" calcext:value-type="float">
            <text:p>1593078313</text:p>
          </table:table-cell>
          <table:table-cell office:value-type="float" office:value="131555816" calcext:value-type="float">
            <text:p>131555816</text:p>
          </table:table-cell>
          <table:table-cell table:formula="of:=[.A157]*10^9+[.B157]" office:value-type="float" office:value="1.59307831313156E+018" calcext:value-type="float">
            <text:p>1.59E+18</text:p>
          </table:table-cell>
          <table:table-cell/>
          <table:table-cell office:value-type="string" calcext:value-type="string">
            <text:p>1593078313230231046</text:p>
          </table:table-cell>
          <table:table-cell office:value-type="string" calcext:value-type="string">
            <text:p>1593078313229434967</text:p>
          </table:table-cell>
          <table:table-cell table:formula="of:=([.F157]-[.C157])*10^-6" office:value-type="float" office:value="97.87904" calcext:value-type="float">
            <text:p>97.87904</text:p>
          </table:table-cell>
          <table:table-cell table:number-columns-repeated="2"/>
        </table:table-row>
        <table:table-row table:style-name="ro1">
          <table:table-cell office:value-type="float" office:value="1593078314" calcext:value-type="float">
            <text:p>1593078314</text:p>
          </table:table-cell>
          <table:table-cell office:value-type="float" office:value="131658721" calcext:value-type="float">
            <text:p>131658721</text:p>
          </table:table-cell>
          <table:table-cell table:formula="of:=[.A158]*10^9+[.B158]" office:value-type="float" office:value="1.59307831413166E+018" calcext:value-type="float">
            <text:p>1.59E+18</text:p>
          </table:table-cell>
          <table:table-cell/>
          <table:table-cell office:value-type="string" calcext:value-type="string">
            <text:p>1593078314235553026</text:p>
          </table:table-cell>
          <table:table-cell office:value-type="string" calcext:value-type="string">
            <text:p>1593078314234477043</text:p>
          </table:table-cell>
          <table:table-cell table:formula="of:=([.F158]-[.C158])*10^-6" office:value-type="float" office:value="102.818304" calcext:value-type="float">
            <text:p>102.818304</text:p>
          </table:table-cell>
          <table:table-cell table:number-columns-repeated="2"/>
        </table:table-row>
        <table:table-row table:style-name="ro1">
          <table:table-cell office:value-type="float" office:value="1593078315" calcext:value-type="float">
            <text:p>1593078315</text:p>
          </table:table-cell>
          <table:table-cell office:value-type="float" office:value="131509383" calcext:value-type="float">
            <text:p>131509383</text:p>
          </table:table-cell>
          <table:table-cell table:formula="of:=[.A159]*10^9+[.B159]" office:value-type="float" office:value="1.59307831513151E+018" calcext:value-type="float">
            <text:p>1.59E+18</text:p>
          </table:table-cell>
          <table:table-cell/>
          <table:table-cell office:value-type="string" calcext:value-type="string">
            <text:p>1593078315228888034</text:p>
          </table:table-cell>
          <table:table-cell office:value-type="string" calcext:value-type="string">
            <text:p>1593078315227694988</text:p>
          </table:table-cell>
          <table:table-cell table:formula="of:=([.F159]-[.C159])*10^-6" office:value-type="float" office:value="96.185088" calcext:value-type="float">
            <text:p>96.185088</text:p>
          </table:table-cell>
          <table:table-cell table:number-columns-repeated="2"/>
        </table:table-row>
        <table:table-row table:style-name="ro1">
          <table:table-cell office:value-type="float" office:value="1593078316" calcext:value-type="float">
            <text:p>1593078316</text:p>
          </table:table-cell>
          <table:table-cell office:value-type="float" office:value="131526407" calcext:value-type="float">
            <text:p>131526407</text:p>
          </table:table-cell>
          <table:table-cell table:formula="of:=[.A160]*10^9+[.B160]" office:value-type="float" office:value="1.59307831613153E+018" calcext:value-type="float">
            <text:p>1.59E+18</text:p>
          </table:table-cell>
          <table:table-cell/>
          <table:table-cell office:value-type="string" calcext:value-type="string">
            <text:p>1593078316230307102</text:p>
          </table:table-cell>
          <table:table-cell office:value-type="string" calcext:value-type="string">
            <text:p>1593078316229269981</text:p>
          </table:table-cell>
          <table:table-cell table:formula="of:=([.F160]-[.C160])*10^-6" office:value-type="float" office:value="97.743616" calcext:value-type="float">
            <text:p>97.743616</text:p>
          </table:table-cell>
          <table:table-cell table:number-columns-repeated="2"/>
        </table:table-row>
        <table:table-row table:style-name="ro1">
          <table:table-cell office:value-type="float" office:value="1593078317" calcext:value-type="float">
            <text:p>1593078317</text:p>
          </table:table-cell>
          <table:table-cell office:value-type="float" office:value="131678238" calcext:value-type="float">
            <text:p>131678238</text:p>
          </table:table-cell>
          <table:table-cell table:formula="of:=[.A161]*10^9+[.B161]" office:value-type="float" office:value="1.59307831713168E+018" calcext:value-type="float">
            <text:p>1.59E+18</text:p>
          </table:table-cell>
          <table:table-cell/>
          <table:table-cell office:value-type="string" calcext:value-type="string">
            <text:p>1593078317238998889</text:p>
          </table:table-cell>
          <table:table-cell office:value-type="string" calcext:value-type="string">
            <text:p>1593078317237936019</text:p>
          </table:table-cell>
          <table:table-cell table:formula="of:=([.F161]-[.C161])*10^-6" office:value-type="float" office:value="106.25792" calcext:value-type="float">
            <text:p>106.25792</text:p>
          </table:table-cell>
          <table:table-cell table:number-columns-repeated="2"/>
        </table:table-row>
        <table:table-row table:style-name="ro1">
          <table:table-cell office:value-type="float" office:value="1593078318" calcext:value-type="float">
            <text:p>1593078318</text:p>
          </table:table-cell>
          <table:table-cell office:value-type="float" office:value="131451995" calcext:value-type="float">
            <text:p>131451995</text:p>
          </table:table-cell>
          <table:table-cell table:formula="of:=[.A162]*10^9+[.B162]" office:value-type="float" office:value="1.59307831813145E+018" calcext:value-type="float">
            <text:p>1.59E+18</text:p>
          </table:table-cell>
          <table:table-cell/>
          <table:table-cell office:value-type="string" calcext:value-type="string">
            <text:p>1593078318233880996</text:p>
          </table:table-cell>
          <table:table-cell office:value-type="string" calcext:value-type="string">
            <text:p>1593078318232832908</text:p>
          </table:table-cell>
          <table:table-cell table:formula="of:=([.F162]-[.C162])*10^-6" office:value-type="float" office:value="101.380608" calcext:value-type="float">
            <text:p>101.380608</text:p>
          </table:table-cell>
          <table:table-cell table:number-columns-repeated="2"/>
        </table:table-row>
        <table:table-row table:style-name="ro1">
          <table:table-cell office:value-type="float" office:value="1593078319" calcext:value-type="float">
            <text:p>1593078319</text:p>
          </table:table-cell>
          <table:table-cell office:value-type="float" office:value="131561260" calcext:value-type="float">
            <text:p>131561260</text:p>
          </table:table-cell>
          <table:table-cell table:formula="of:=[.A163]*10^9+[.B163]" office:value-type="float" office:value="1.59307831913156E+018" calcext:value-type="float">
            <text:p>1.59E+18</text:p>
          </table:table-cell>
          <table:table-cell/>
          <table:table-cell office:value-type="string" calcext:value-type="string">
            <text:p>1593078319233153104</text:p>
          </table:table-cell>
          <table:table-cell office:value-type="string" calcext:value-type="string">
            <text:p>1593078319232213020</text:p>
          </table:table-cell>
          <table:table-cell table:formula="of:=([.F163]-[.C163])*10^-6" office:value-type="float" office:value="100.651776" calcext:value-type="float">
            <text:p>100.651776</text:p>
          </table:table-cell>
          <table:table-cell table:number-columns-repeated="2"/>
        </table:table-row>
        <table:table-row table:style-name="ro1">
          <table:table-cell office:value-type="float" office:value="1593078320" calcext:value-type="float">
            <text:p>1593078320</text:p>
          </table:table-cell>
          <table:table-cell office:value-type="float" office:value="131797406" calcext:value-type="float">
            <text:p>131797406</text:p>
          </table:table-cell>
          <table:table-cell table:formula="of:=[.A164]*10^9+[.B164]" office:value-type="float" office:value="1.5930783201318E+018" calcext:value-type="float">
            <text:p>1.59E+18</text:p>
          </table:table-cell>
          <table:table-cell/>
          <table:table-cell office:value-type="string" calcext:value-type="string">
            <text:p>1593078320234211921</text:p>
          </table:table-cell>
          <table:table-cell office:value-type="string" calcext:value-type="string">
            <text:p>1593078320233275890</text:p>
          </table:table-cell>
          <table:table-cell table:formula="of:=([.F164]-[.C164])*10^-6" office:value-type="float" office:value="101.4784" calcext:value-type="float">
            <text:p>101.4784</text:p>
          </table:table-cell>
          <table:table-cell table:number-columns-repeated="2"/>
        </table:table-row>
        <table:table-row table:style-name="ro1">
          <table:table-cell office:value-type="float" office:value="1593078321" calcext:value-type="float">
            <text:p>1593078321</text:p>
          </table:table-cell>
          <table:table-cell office:value-type="float" office:value="131718717" calcext:value-type="float">
            <text:p>131718717</text:p>
          </table:table-cell>
          <table:table-cell table:formula="of:=[.A165]*10^9+[.B165]" office:value-type="float" office:value="1.59307832113172E+018" calcext:value-type="float">
            <text:p>1.59E+18</text:p>
          </table:table-cell>
          <table:table-cell/>
          <table:table-cell office:value-type="string" calcext:value-type="string">
            <text:p>1593078321228600025</text:p>
          </table:table-cell>
          <table:table-cell office:value-type="string" calcext:value-type="string">
            <text:p>1593078321227749109</text:p>
          </table:table-cell>
          <table:table-cell table:formula="of:=([.F165]-[.C165])*10^-6" office:value-type="float" office:value="96.030464" calcext:value-type="float">
            <text:p>96.030464</text:p>
          </table:table-cell>
          <table:table-cell table:number-columns-repeated="2"/>
        </table:table-row>
        <table:table-row table:style-name="ro1">
          <table:table-cell office:value-type="float" office:value="1593078322" calcext:value-type="float">
            <text:p>1593078322</text:p>
          </table:table-cell>
          <table:table-cell office:value-type="float" office:value="131996277" calcext:value-type="float">
            <text:p>131996277</text:p>
          </table:table-cell>
          <table:table-cell table:formula="of:=[.A166]*10^9+[.B166]" office:value-type="float" office:value="1.593078322132E+018" calcext:value-type="float">
            <text:p>1.59E+18</text:p>
          </table:table-cell>
          <table:table-cell/>
          <table:table-cell office:value-type="string" calcext:value-type="string">
            <text:p>1593078322235599040</text:p>
          </table:table-cell>
          <table:table-cell office:value-type="string" calcext:value-type="string">
            <text:p>1593078322235033988</text:p>
          </table:table-cell>
          <table:table-cell table:formula="of:=([.F166]-[.C166])*10^-6" office:value-type="float" office:value="103.037696" calcext:value-type="float">
            <text:p>103.037696</text:p>
          </table:table-cell>
          <table:table-cell table:number-columns-repeated="2"/>
        </table:table-row>
        <table:table-row table:style-name="ro1">
          <table:table-cell office:value-type="float" office:value="1593078323" calcext:value-type="float">
            <text:p>1593078323</text:p>
          </table:table-cell>
          <table:table-cell office:value-type="float" office:value="131837078" calcext:value-type="float">
            <text:p>131837078</text:p>
          </table:table-cell>
          <table:table-cell table:formula="of:=[.A167]*10^9+[.B167]" office:value-type="float" office:value="1.59307832313184E+018" calcext:value-type="float">
            <text:p>1.59E+18</text:p>
          </table:table-cell>
          <table:table-cell/>
          <table:table-cell office:value-type="string" calcext:value-type="string">
            <text:p>1593078323237617015</text:p>
          </table:table-cell>
          <table:table-cell office:value-type="string" calcext:value-type="string">
            <text:p>1593078323236504077</text:p>
          </table:table-cell>
          <table:table-cell table:formula="of:=([.F167]-[.C167])*10^-6" office:value-type="float" office:value="104.66688" calcext:value-type="float">
            <text:p>104.66688</text:p>
          </table:table-cell>
          <table:table-cell table:number-columns-repeated="2"/>
        </table:table-row>
        <table:table-row table:style-name="ro1">
          <table:table-cell office:value-type="float" office:value="1593078324" calcext:value-type="float">
            <text:p>1593078324</text:p>
          </table:table-cell>
          <table:table-cell office:value-type="float" office:value="131675837" calcext:value-type="float">
            <text:p>131675837</text:p>
          </table:table-cell>
          <table:table-cell table:formula="of:=[.A168]*10^9+[.B168]" office:value-type="float" office:value="1.59307832413168E+018" calcext:value-type="float">
            <text:p>1.59E+18</text:p>
          </table:table-cell>
          <table:table-cell/>
          <table:table-cell office:value-type="string" calcext:value-type="string">
            <text:p>1593078324238046884</text:p>
          </table:table-cell>
          <table:table-cell office:value-type="string" calcext:value-type="string">
            <text:p>1593078324237021923</text:p>
          </table:table-cell>
          <table:table-cell table:formula="of:=([.F168]-[.C168])*10^-6" office:value-type="float" office:value="105.346304" calcext:value-type="float">
            <text:p>105.346304</text:p>
          </table:table-cell>
          <table:table-cell table:number-columns-repeated="2"/>
        </table:table-row>
        <table:table-row table:style-name="ro1">
          <table:table-cell office:value-type="float" office:value="1593078325" calcext:value-type="float">
            <text:p>1593078325</text:p>
          </table:table-cell>
          <table:table-cell office:value-type="float" office:value="131817714" calcext:value-type="float">
            <text:p>131817714</text:p>
          </table:table-cell>
          <table:table-cell table:formula="of:=[.A169]*10^9+[.B169]" office:value-type="float" office:value="1.59307832513182E+018" calcext:value-type="float">
            <text:p>1.59E+18</text:p>
          </table:table-cell>
          <table:table-cell/>
          <table:table-cell office:value-type="string" calcext:value-type="string">
            <text:p>1593078325228698968</text:p>
          </table:table-cell>
          <table:table-cell office:value-type="string" calcext:value-type="string">
            <text:p>1593078325227689027</text:p>
          </table:table-cell>
          <table:table-cell table:formula="of:=([.F169]-[.C169])*10^-6" office:value-type="float" office:value="95.871232" calcext:value-type="float">
            <text:p>95.871232</text:p>
          </table:table-cell>
          <table:table-cell table:number-columns-repeated="2"/>
        </table:table-row>
        <table:table-row table:style-name="ro1">
          <table:table-cell office:value-type="float" office:value="1593078326" calcext:value-type="float">
            <text:p>1593078326</text:p>
          </table:table-cell>
          <table:table-cell office:value-type="float" office:value="132006790" calcext:value-type="float">
            <text:p>132006790</text:p>
          </table:table-cell>
          <table:table-cell table:formula="of:=[.A170]*10^9+[.B170]" office:value-type="float" office:value="1.59307832613201E+018" calcext:value-type="float">
            <text:p>1.59E+18</text:p>
          </table:table-cell>
          <table:table-cell/>
          <table:table-cell office:value-type="string" calcext:value-type="string">
            <text:p>1593078326236649036</text:p>
          </table:table-cell>
          <table:table-cell office:value-type="string" calcext:value-type="string">
            <text:p>1593078326235899925</text:p>
          </table:table-cell>
          <table:table-cell table:formula="of:=([.F170]-[.C170])*10^-6" office:value-type="float" office:value="103.893248" calcext:value-type="float">
            <text:p>103.893248</text:p>
          </table:table-cell>
          <table:table-cell table:number-columns-repeated="2"/>
        </table:table-row>
        <table:table-row table:style-name="ro1">
          <table:table-cell office:value-type="float" office:value="1593078327" calcext:value-type="float">
            <text:p>1593078327</text:p>
          </table:table-cell>
          <table:table-cell office:value-type="float" office:value="131940585" calcext:value-type="float">
            <text:p>131940585</text:p>
          </table:table-cell>
          <table:table-cell table:formula="of:=[.A171]*10^9+[.B171]" office:value-type="float" office:value="1.59307832713194E+018" calcext:value-type="float">
            <text:p>1.59E+18</text:p>
          </table:table-cell>
          <table:table-cell/>
          <table:table-cell office:value-type="string" calcext:value-type="string">
            <text:p>1593078327236948013</text:p>
          </table:table-cell>
          <table:table-cell office:value-type="string" calcext:value-type="string">
            <text:p>1593078327236150026</text:p>
          </table:table-cell>
          <table:table-cell table:formula="of:=([.F171]-[.C171])*10^-6" office:value-type="float" office:value="104.209408" calcext:value-type="float">
            <text:p>104.209408</text:p>
          </table:table-cell>
          <table:table-cell table:number-columns-repeated="2"/>
        </table:table-row>
        <table:table-row table:style-name="ro1">
          <table:table-cell office:value-type="float" office:value="1593078328" calcext:value-type="float">
            <text:p>1593078328</text:p>
          </table:table-cell>
          <table:table-cell office:value-type="float" office:value="131895263" calcext:value-type="float">
            <text:p>131895263</text:p>
          </table:table-cell>
          <table:table-cell table:formula="of:=[.A172]*10^9+[.B172]" office:value-type="float" office:value="1.5930783281319E+018" calcext:value-type="float">
            <text:p>1.59E+18</text:p>
          </table:table-cell>
          <table:table-cell/>
          <table:table-cell office:value-type="string" calcext:value-type="string">
            <text:p>1593078328233660936</text:p>
          </table:table-cell>
          <table:table-cell office:value-type="string" calcext:value-type="string">
            <text:p>1593078328232579946</text:p>
          </table:table-cell>
          <table:table-cell table:formula="of:=([.F172]-[.C172])*10^-6" office:value-type="float" office:value="100.684544" calcext:value-type="float">
            <text:p>100.684544</text:p>
          </table:table-cell>
          <table:table-cell table:number-columns-repeated="2"/>
        </table:table-row>
        <table:table-row table:style-name="ro1">
          <table:table-cell office:value-type="float" office:value="1593078329" calcext:value-type="float">
            <text:p>1593078329</text:p>
          </table:table-cell>
          <table:table-cell office:value-type="float" office:value="131978953" calcext:value-type="float">
            <text:p>131978953</text:p>
          </table:table-cell>
          <table:table-cell table:formula="of:=[.A173]*10^9+[.B173]" office:value-type="float" office:value="1.59307832913198E+018" calcext:value-type="float">
            <text:p>1.59E+18</text:p>
          </table:table-cell>
          <table:table-cell/>
          <table:table-cell office:value-type="string" calcext:value-type="string">
            <text:p>1593078329233025074</text:p>
          </table:table-cell>
          <table:table-cell office:value-type="string" calcext:value-type="string">
            <text:p>1593078329231811046</text:p>
          </table:table-cell>
          <table:table-cell table:formula="of:=([.F173]-[.C173])*10^-6" office:value-type="float" office:value="99.831808" calcext:value-type="float">
            <text:p>99.831808</text:p>
          </table:table-cell>
          <table:table-cell table:number-columns-repeated="2"/>
        </table:table-row>
        <table:table-row table:style-name="ro1">
          <table:table-cell office:value-type="float" office:value="1593078330" calcext:value-type="float">
            <text:p>1593078330</text:p>
          </table:table-cell>
          <table:table-cell office:value-type="float" office:value="134406250" calcext:value-type="float">
            <text:p>134406250</text:p>
          </table:table-cell>
          <table:table-cell table:formula="of:=[.A174]*10^9+[.B174]" office:value-type="float" office:value="1.59307833013441E+018" calcext:value-type="float">
            <text:p>1.59E+18</text:p>
          </table:table-cell>
          <table:table-cell/>
          <table:table-cell office:value-type="string" calcext:value-type="string">
            <text:p>1593078330236259937</text:p>
          </table:table-cell>
          <table:table-cell office:value-type="string" calcext:value-type="string">
            <text:p>1593078330235162973</text:p>
          </table:table-cell>
          <table:table-cell table:formula="of:=([.F174]-[.C174])*10^-6" office:value-type="float" office:value="100.756736" calcext:value-type="float">
            <text:p>100.756736</text:p>
          </table:table-cell>
          <table:table-cell table:number-columns-repeated="2"/>
        </table:table-row>
        <table:table-row table:style-name="ro1">
          <table:table-cell office:value-type="float" office:value="1593078331" calcext:value-type="float">
            <text:p>1593078331</text:p>
          </table:table-cell>
          <table:table-cell office:value-type="float" office:value="132121185" calcext:value-type="float">
            <text:p>132121185</text:p>
          </table:table-cell>
          <table:table-cell table:formula="of:=[.A175]*10^9+[.B175]" office:value-type="float" office:value="1.59307833113212E+018" calcext:value-type="float">
            <text:p>1.59E+18</text:p>
          </table:table-cell>
          <table:table-cell/>
          <table:table-cell office:value-type="string" calcext:value-type="string">
            <text:p>1593078331228257894</text:p>
          </table:table-cell>
          <table:table-cell office:value-type="string" calcext:value-type="string">
            <text:p>1593078331227629899</text:p>
          </table:table-cell>
          <table:table-cell table:formula="of:=([.F175]-[.C175])*10^-6" office:value-type="float" office:value="95.508736" calcext:value-type="float">
            <text:p>95.508736</text:p>
          </table:table-cell>
          <table:table-cell table:number-columns-repeated="2"/>
        </table:table-row>
        <table:table-row table:style-name="ro1" table:number-rows-repeated="137">
          <table:table-cell table:number-columns-repeated="9"/>
        </table:table-row>
        <table:table-row table:style-name="ro1" table:number-rows-repeated="59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5T11:56:20.870866241</dc:date>
    <meta:editing-duration>PT9M40S</meta:editing-duration>
    <meta:editing-cycles>4</meta:editing-cycles>
    <meta:generator>LibreOffice/5.1.6.2$Linux_X86_64 LibreOffice_project/10m0$Build-2</meta:generator>
    <meta:document-statistic meta:table-count="1" meta:cell-count="1041" meta:object-count="0"/>
  </office:meta>
</office:document-meta>
</file>